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61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41" style:family="table-cell" style:parent-style-name="Default">
      <style:table-cell-properties fo:border="none"/>
    </style:style>
    <style:style style:name="ce3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91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98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99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408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1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41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1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9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2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25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2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29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43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433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434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3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9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7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7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7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79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81" style:family="table-cell" style:parent-style-name="Default">
      <style:table-cell-properties fo:border="none"/>
      <style:text-properties style:font-name="TakaoPMincho" style:font-name-asian="TakaoPMincho"/>
    </style:style>
    <style:style style:name="ce346" style:family="table-cell" style:parent-style-name="Default">
      <style:table-cell-properties fo:border-bottom="1.3pt dashed #ff00ff" fo:border-left="none" fo:border-right="none" fo:border-top="1.3pt dashed #9999ff"/>
    </style:style>
    <style:style style:name="ce48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0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  <style:text-properties fo:color="#ffffff"/>
    </style:style>
    <style:style style:name="ce563" style:family="table-cell" style:parent-style-name="Default">
      <style:table-cell-properties fo:wrap-option="wrap" fo:border="none"/>
    </style:style>
    <style:style style:name="ce56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wrap-option="wrap" fo:border="none"/>
    </style:style>
    <style:style style:name="ce5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7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8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ext-properties style:font-name="ＭＳ Ｐゴシック" style:font-name-asian="ＭＳ Ｐゴシック"/>
    </style:style>
    <style:style style:name="ce70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1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45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7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77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782" style:family="table-cell" style:parent-style-name="Default" style:data-style-name="N10147">
      <style:table-cell-properties fo:border-bottom="none" style:text-align-source="fix" style:repeat-content="false" fo:border-left="none" fo:border-right="none" fo:border-top="1.3pt dashed #9999ff" style:vertical-align="middle"/>
      <style:paragraph-properties fo:text-align="end" fo:margin-left="0mm"/>
      <style:text-properties style:font-name="ＭＳ Ｐゴシック"/>
    </style:style>
    <style:style style:name="ce818" style:family="table-cell" style:parent-style-name="Default" style:data-style-name="N10146">
      <style:table-cell-properties fo:border-bottom="1.3pt dashed #ff00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ＭＳ Ｐゴシック"/>
    </style:style>
    <style:style style:name="ce819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2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2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22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26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33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fo:border-bottom="none" fo:wrap-option="wrap" fo:border-left="none" fo:border-right="none" fo:border-top="1.3pt dashed #9999ff"/>
    </style:style>
    <style:style style:name="ce848" style:family="table-cell" style:parent-style-name="Default">
      <style:table-cell-properties fo:border-bottom="1.3pt dashed #ff00ff" fo:wrap-option="wrap" fo:border-left="none" fo:border-right="none" fo:border-top="none"/>
    </style:style>
    <style:style style:name="ce850" style:family="table-cell" style:parent-style-name="Default">
      <style:table-cell-properties fo:background-color="transparent" fo:border="none"/>
      <style:text-properties style:use-window-font-color="true"/>
    </style:style>
    <style:style style:name="ce860" style:family="table-cell" style:parent-style-name="Default" style:data-style-name="N10146">
      <style:table-cell-properties fo:wrap-option="wrap" fo:border="none"/>
      <style:text-properties fo:color="#ffffff"/>
    </style:style>
    <style:style style:name="ce8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>
      <style:table-cell-properties fo:border-bottom="1.3pt dashed #ff00ff" fo:border-left="none" fo:border-right="none" fo:border-top="none"/>
    </style:style>
    <style:style style:name="ce86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68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70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71" style:family="table-cell" style:parent-style-name="Default">
      <style:table-cell-properties fo:border-bottom="none" fo:border-left="none" fo:border-right="none" fo:border-top="1.3pt dashed #9999ff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84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47" style:family="table-cell" style:parent-style-name="Default">
      <style:table-cell-properties fo:border-bottom="1.3pt dashed #ff00ff" fo:border-left="none" fo:border-right="none" fo:border-top="1.3pt dashed #9999ff"/>
    </style:style>
    <style:style style:name="ce3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6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71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72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601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2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6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62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2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629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3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3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3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639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64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6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644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645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0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7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7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75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77" style:family="table-cell" style:parent-style-name="Default">
      <style:table-cell-properties fo:border="none"/>
      <style:text-properties style:font-name="TakaoPMincho" style:font-name-asian="TakaoPMincho"/>
    </style:style>
    <style:style style:name="ce67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9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0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0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1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2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fo:wrap-option="wrap" fo:border="none"/>
      <style:text-properties fo:color="#ffffff"/>
    </style:style>
    <style:style style:name="ce764" style:family="table-cell" style:parent-style-name="Default">
      <style:table-cell-properties fo:wrap-option="wrap" fo:border="none"/>
    </style:style>
    <style:style style:name="ce76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0">
      <style:table-cell-properties fo:wrap-option="wrap" fo:border="none"/>
    </style:style>
    <style:style style:name="ce7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8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ext-properties style:font-name="ＭＳ Ｐゴシック" style:font-name-asian="ＭＳ Ｐゴシック"/>
    </style:style>
    <style:style style:name="ce83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3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8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846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8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49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53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854" style:family="table-cell" style:parent-style-name="Default" style:data-style-name="N10147">
      <style:table-cell-properties fo:border-bottom="none" style:text-align-source="fix" style:repeat-content="false" fo:border-left="none" fo:border-right="none" fo:border-top="1.3pt dashed #9999ff" style:vertical-align="middle"/>
      <style:paragraph-properties fo:text-align="end" fo:margin-left="0mm"/>
      <style:text-properties style:font-name="ＭＳ Ｐゴシック"/>
    </style:style>
    <style:style style:name="ce855" style:family="table-cell" style:parent-style-name="Default" style:data-style-name="N10146">
      <style:table-cell-properties fo:border-bottom="1.3pt dashed #ff00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ＭＳ Ｐゴシック"/>
    </style:style>
    <style:style style:name="ce856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59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63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64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6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fo:border-bottom="none" fo:wrap-option="wrap" fo:border-left="none" fo:border-right="none" fo:border-top="1.3pt dashed #9999ff"/>
    </style:style>
    <style:style style:name="ce878" style:family="table-cell" style:parent-style-name="Default">
      <style:table-cell-properties fo:border-bottom="1.3pt dashed #ff00ff" fo:wrap-option="wrap" fo:border-left="none" fo:border-right="none" fo:border-top="none"/>
    </style:style>
    <style:style style:name="ce879" style:family="table-cell" style:parent-style-name="Default">
      <style:table-cell-properties fo:background-color="transparent" fo:border="none"/>
      <style:text-properties style:use-window-font-color="true"/>
    </style:style>
    <style:style style:name="ce880" style:family="table-cell" style:parent-style-name="Default" style:data-style-name="N10146">
      <style:table-cell-properties fo:wrap-option="wrap" fo:border="none"/>
      <style:text-properties fo:color="#ffffff"/>
    </style:style>
    <style:style style:name="ce8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>
      <style:table-cell-properties fo:border-bottom="1.3pt dashed #ff00ff" fo:border-left="none" fo:border-right="none" fo:border-top="none"/>
    </style:style>
    <style:style style:name="ce88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86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87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88" style:family="table-cell" style:parent-style-name="Default">
      <style:table-cell-properties fo:border-bottom="none" fo:border-left="none" fo:border-right="none" fo:border-top="1.3pt dashed #9999ff"/>
    </style:style>
    <style:style style:name="ce8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fo:background-color="transparent" fo:border="none"/>
    </style:style>
    <style:style style:name="ce8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7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16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9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5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8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>
      <style:table-cell-properties fo:background-color="#9999ff" fo:border="none"/>
    </style:style>
    <style:style style:name="ce90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04"/>
        <table:table-column table:style-name="co49" table:default-cell-style-name="ce304"/>
        <table:table-column table:style-name="co50" table:default-cell-style-name="ce314"/>
        <table:table-column table:style-name="co51" table:default-cell-style-name="ce393"/>
        <table:table-column table:style-name="co52" table:default-cell-style-name="ce393"/>
        <table:table-column table:style-name="co53" table:default-cell-style-name="ce442"/>
        <table:table-column table:style-name="co54" table:default-cell-style-name="ce304"/>
        <table:table-column table:style-name="co55" table:number-columns-repeated="4" table:default-cell-style-name="ce460"/>
        <table:table-column table:style-name="co55" table:number-columns-repeated="5" table:default-cell-style-name="ce464"/>
        <table:table-column table:style-name="co55" table:number-columns-repeated="5" table:default-cell-style-name="ce460"/>
        <table:table-column table:style-name="co56" table:default-cell-style-name="ce304"/>
        <table:table-column table:style-name="co57" table:default-cell-style-name="ce304"/>
        <table:table-column table:style-name="co58" table:default-cell-style-name="ce304"/>
        <table:table-column table:style-name="co59" table:default-cell-style-name="ce304"/>
        <table:table-column table:style-name="co13" table:default-cell-style-name="ce304"/>
        <table:table-column table:style-name="co59" table:default-cell-style-name="ce304"/>
        <table:table-column table:style-name="co13" table:number-columns-repeated="4" table:default-cell-style-name="ce304"/>
        <table:table-column table:style-name="co60" table:default-cell-style-name="ce304"/>
        <table:table-column table:style-name="co62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42"/>
        <table:table-row table:style-name="ro15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22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320" office:value-type="string" calcext:value-type="string" table:number-columns-spanned="1" table:number-rows-spanned="2">
            <text:p>読影</text:p>
          </table:table-cell>
          <table:table-cell table:style-name="ce320" office:value-type="string" calcext:value-type="string" table:number-columns-spanned="1" table:number-rows-spanned="2">
            <text:p>退処</text:p>
          </table:table-cell>
          <table:table-cell table:style-name="ce321" office:value-type="string" calcext:value-type="string" table:number-columns-spanned="1" table:number-rows-spanned="2">
            <text:p>血液</text:p>
          </table:table-cell>
          <table:table-cell table:style-name="ce321" office:value-type="string" calcext:value-type="string" table:number-columns-spanned="1" table:number-rows-spanned="2">
            <text:p>画像</text:p>
          </table:table-cell>
          <table:table-cell table:style-name="ce321" office:value-type="string" calcext:value-type="string" table:number-columns-spanned="1" table:number-rows-spanned="2">
            <text:p>処置</text:p>
          </table:table-cell>
          <table:table-cell table:style-name="ce321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320" office:value-type="string" calcext:value-type="string" table:number-columns-spanned="1" table:number-rows-spanned="2">
            <text:p>糖尿</text:p>
          </table:table-cell>
          <table:table-cell table:style-name="ce320" office:value-type="string" calcext:value-type="string" table:number-columns-spanned="1" table:number-rows-spanned="2">
            <text:p>熱発</text:p>
          </table:table-cell>
          <table:table-cell table:style-name="ce320" office:value-type="string" calcext:value-type="string" table:number-columns-spanned="1" table:number-rows-spanned="2">
            <text:p>計書</text:p>
          </table:table-cell>
          <table:table-cell table:style-name="ce320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22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320"/>
          <table:covered-table-cell table:number-columns-repeated="5" table:style-name="ce321"/>
          <table:covered-table-cell table:number-columns-repeated="3" table:style-name="ce320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42"/>
          <table:table-cell table:style-name="ce302" table:number-columns-repeated="3"/>
          <table:table-cell table:style-name="ce342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285" office:value-type="string" calcext:value-type="string">
            <text:p>00998810</text:p>
          </table:table-cell>
          <table:table-cell table:style-name="ce297" office:value-type="string" calcext:value-type="string">
            <text:p>患者 壱</text:p>
          </table:table-cell>
          <table:table-cell table:style-name="ce297" office:value-type="string" calcext:value-type="string">
            <text:p>ｶﾝｼﾞｬ ﾆ</text:p>
          </table:table-cell>
          <table:table-cell table:style-name="ce326" office:value-type="date" office:date-value="2018-08-12" calcext:value-type="date">
            <text:p>2018/08/12</text:p>
          </table:table-cell>
          <table:table-cell table:style-name="ce300" table:formula="of:=TODAY()+1-[.F6]" office:value-type="float" office:value="23" calcext:value-type="float">
            <text:p>23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3"/>
          <table:table-cell table:style-name="ce275">
            <office:annotation draw:style-name="gr3" draw:text-style-name="P2" svg:width="28.99mm" svg:height="5.96mm" svg:x="206.58mm" svg:y="12.32mm" draw:caption-point-x="-6.1mm" draw:caption-point-y="15.1mm">
              <dc:date>2018-08-27T00:00:00</dc:date>
              <text:p text:style-name="P1"><text:span text:style-name="T1">8/28 10:30 </text:span><text:span text:style-name="T1">面談</text:span></text:p>
            </office:annotation>
          </table:table-cell>
          <table:table-cell table:style-name="ce275"/>
          <table:table-cell table:style-name="ce237" table:number-columns-repeated="235"/>
          <table:table-cell table:style-name="ce296" table:number-columns-repeated="766"/>
          <table:table-cell table:style-name="ce347" table:number-columns-repeated="2"/>
        </table:table-row>
        <table:table-row table:style-name="ro2">
          <table:table-cell table:number-columns-repeated="5"/>
          <table:table-cell table:style-name="ce34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55"/>
        <table:table-column table:style-name="co17" table:number-columns-repeated="29" table:default-cell-style-name="ce369"/>
        <table:table-column table:style-name="co18" table:number-columns-repeated="16" table:default-cell-style-name="ce369"/>
        <table:table-column table:style-name="co19" table:default-cell-style-name="ce369"/>
        <table:table-column table:style-name="co20" table:number-columns-repeated="7" table:default-cell-style-name="ce369"/>
        <table:table-column table:style-name="co18" table:default-cell-style-name="ce369"/>
        <table:table-column table:style-name="co21" table:default-cell-style-name="ce369"/>
        <table:table-column table:style-name="co20" table:default-cell-style-name="ce369"/>
        <table:table-column table:style-name="co18" table:number-columns-repeated="4" table:default-cell-style-name="ce369"/>
        <table:table-column table:style-name="co22" table:default-cell-style-name="ce369"/>
        <table:table-column table:style-name="co18" table:number-columns-repeated="193" table:default-cell-style-name="ce369"/>
        <table:table-column table:style-name="co18" table:number-columns-repeated="765" table:default-cell-style-name="ce677"/>
        <table:table-column table:style-name="co18" table:number-columns-repeated="4" table:default-cell-style-name="ce342"/>
        <table:table-row table:style-name="ro3">
          <table:table-cell table:style-name="ce348" office:value-type="string" calcext:value-type="string">
            <text:p>一覧へ</text:p>
          </table:table-cell>
          <table:table-cell table:style-name="ce356"/>
          <table:table-cell table:style-name="ce370" office:value-type="string" calcext:value-type="string" table:number-columns-spanned="5" table:number-rows-spanned="1">
            <text:p>COPY</text:p>
          </table:table-cell>
          <table:covered-table-cell table:number-columns-repeated="3" table:style-name="ce620"/>
          <table:covered-table-cell table:style-name="ce631"/>
          <table:table-cell table:style-name="ce342"/>
          <table:table-cell table:style-name="ce370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636"/>
          <table:covered-table-cell table:number-columns-repeated="2" table:style-name="ce642"/>
          <table:table-cell table:style-name="ce642"/>
          <table:table-cell table:style-name="ce370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46" table:number-columns-repeated="3"/>
          <table:table-cell table:number-columns-repeated="7"/>
          <table:table-cell table:style-name="ce370" table:number-columns-repeated="7"/>
          <table:table-cell table:style-name="ce651" office:value-type="string" calcext:value-type="string" table:number-columns-spanned="6" table:number-rows-spanned="1">
            <text:p>休日更新</text:p>
          </table:table-cell>
          <table:covered-table-cell table:style-name="ce355"/>
          <table:covered-table-cell table:style-name="ce370"/>
          <table:covered-table-cell/>
          <table:covered-table-cell table:style-name="ce342"/>
          <table:covered-table-cell/>
          <table:table-cell table:number-columns-repeated="2"/>
          <table:table-cell table:style-name="ce652" office:value-type="string" calcext:value-type="string">
            <text:p>空枠設定</text:p>
          </table:table-cell>
          <table:table-cell table:style-name="ce630" office:value-type="string" calcext:value-type="string">
            <text:p>この患者のみ有効です。</text:p>
          </table:table-cell>
          <table:table-cell table:style-name="ce630" table:number-columns-repeated="6"/>
          <table:table-cell/>
          <table:table-cell table:style-name="ce630" table:number-columns-repeated="2"/>
          <table:table-cell table:number-columns-repeated="4"/>
          <table:table-cell table:style-name="ce651"/>
          <table:table-cell table:style-name="ce661"/>
          <table:table-cell table:style-name="ce652"/>
          <table:table-cell table:style-name="ce665"/>
          <table:table-cell table:number-columns-repeated="959"/>
        </table:table-row>
        <table:table-row table:style-name="ro4">
          <table:table-cell table:style-name="ce349" office:value-type="string" calcext:value-type="string" table:number-columns-spanned="1" table:number-rows-spanned="2">
            <text:p>コピー可</text:p>
          </table:table-cell>
          <table:table-cell table:style-name="ce357" office:value-type="string" calcext:value-type="string">
            <text:p>8月</text:p>
          </table:table-cell>
          <table:table-cell table:style-name="ce371"/>
          <table:table-cell table:style-name="ce357"/>
          <table:table-cell table:style-name="ce625"/>
          <table:table-cell table:style-name="ce626"/>
          <table:table-cell table:style-name="ce626" office:value-type="string" calcext:value-type="string">
            <text:p>9月</text:p>
          </table:table-cell>
          <table:table-cell table:style-name="ce626" table:number-columns-repeated="3"/>
          <table:table-cell table:style-name="ce359" table:number-columns-repeated="22"/>
          <table:table-cell table:style-name="ce342" table:number-columns-repeated="14"/>
          <table:table-cell table:style-name="ce654"/>
          <table:table-cell table:style-name="ce630" office:value-type="string" calcext:value-type="string">
            <text:p>右の方が優先。</text:p>
          </table:table-cell>
          <table:table-cell table:style-name="ce630" table:number-columns-repeated="13"/>
          <table:table-cell table:style-name="ce674"/>
          <table:table-cell table:style-name="ce342" table:number-columns-repeated="2"/>
          <table:table-cell table:style-name="ce666"/>
          <table:table-cell table:style-name="ce630" table:number-columns-repeated="955"/>
          <table:table-cell table:number-columns-repeated="4"/>
        </table:table-row>
        <table:table-row table:style-name="ro4">
          <table:covered-table-cell table:style-name="ce349"/>
          <table:table-cell table:style-name="ce358" office:value-type="date" office:date-value="2018-08-27" calcext:value-type="date">
            <text:p>27</text:p>
          </table:table-cell>
          <table:table-cell table:style-name="ce549" office:value-type="date" office:date-value="2018-08-28" calcext:value-type="date">
            <text:p>28</text:p>
          </table:table-cell>
          <table:table-cell table:style-name="ce358" office:value-type="date" office:date-value="2018-08-29" calcext:value-type="date">
            <text:p>29</text:p>
          </table:table-cell>
          <table:table-cell table:style-name="ce358" office:value-type="date" office:date-value="2018-08-30" calcext:value-type="date">
            <text:p>30</text:p>
          </table:table-cell>
          <table:table-cell table:style-name="ce627" office:value-type="date" office:date-value="2018-08-31" calcext:value-type="date">
            <text:p>31</text:p>
          </table:table-cell>
          <table:table-cell table:style-name="ce632" office:value-type="date" office:date-value="2018-09-01" calcext:value-type="date">
            <text:p>1</text:p>
          </table:table-cell>
          <table:table-cell table:style-name="ce634" office:value-type="date" office:date-value="2018-09-02" calcext:value-type="date">
            <text:p>2</text:p>
          </table:table-cell>
          <table:table-cell table:style-name="ce358" office:value-type="date" office:date-value="2018-09-03" calcext:value-type="date">
            <text:p>3</text:p>
          </table:table-cell>
          <table:table-cell table:style-name="ce358" office:value-type="date" office:date-value="2018-09-04" calcext:value-type="date">
            <text:p>4</text:p>
          </table:table-cell>
          <table:table-cell table:style-name="ce358" office:value-type="date" office:date-value="2018-09-05" calcext:value-type="date">
            <text:p>5</text:p>
          </table:table-cell>
          <table:table-cell table:style-name="ce358" office:value-type="date" office:date-value="2018-09-06" calcext:value-type="date">
            <text:p>6</text:p>
          </table:table-cell>
          <table:table-cell table:style-name="ce627" office:value-type="date" office:date-value="2018-09-07" calcext:value-type="date">
            <text:p>7</text:p>
          </table:table-cell>
          <table:table-cell table:style-name="ce632" office:value-type="date" office:date-value="2018-09-08" calcext:value-type="date">
            <text:p>8</text:p>
          </table:table-cell>
          <table:table-cell table:style-name="ce634" office:value-type="date" office:date-value="2018-09-09" calcext:value-type="date">
            <text:p>9</text:p>
          </table:table-cell>
          <table:table-cell table:style-name="ce358" office:value-type="date" office:date-value="2018-09-10" calcext:value-type="date">
            <text:p>10</text:p>
          </table:table-cell>
          <table:table-cell table:style-name="ce358" office:value-type="date" office:date-value="2018-09-11" calcext:value-type="date">
            <text:p>11</text:p>
          </table:table-cell>
          <table:table-cell table:style-name="ce627" office:value-type="date" office:date-value="2018-09-12" calcext:value-type="date">
            <text:p>12</text:p>
          </table:table-cell>
          <table:table-cell table:style-name="ce358" office:value-type="date" office:date-value="2018-09-13" calcext:value-type="date">
            <text:p>13</text:p>
          </table:table-cell>
          <table:table-cell table:style-name="ce627" office:value-type="date" office:date-value="2018-09-14" calcext:value-type="date">
            <text:p>14</text:p>
          </table:table-cell>
          <table:table-cell table:style-name="ce632" office:value-type="date" office:date-value="2018-09-15" calcext:value-type="date">
            <text:p>15</text:p>
          </table:table-cell>
          <table:table-cell table:style-name="ce634" office:value-type="date" office:date-value="2018-09-16" calcext:value-type="date">
            <text:p>16</text:p>
          </table:table-cell>
          <table:table-cell table:style-name="ce649" office:value-type="date" office:date-value="2018-09-17" calcext:value-type="date">
            <text:p>17</text:p>
          </table:table-cell>
          <table:table-cell table:style-name="ce358" office:value-type="date" office:date-value="2018-09-18" calcext:value-type="date">
            <text:p>18</text:p>
          </table:table-cell>
          <table:table-cell table:style-name="ce358" office:value-type="date" office:date-value="2018-09-19" calcext:value-type="date">
            <text:p>19</text:p>
          </table:table-cell>
          <table:table-cell table:style-name="ce358" office:value-type="date" office:date-value="2018-09-20" calcext:value-type="date">
            <text:p>20</text:p>
          </table:table-cell>
          <table:table-cell table:style-name="ce627" office:value-type="date" office:date-value="2018-09-21" calcext:value-type="date">
            <text:p>21</text:p>
          </table:table-cell>
          <table:table-cell table:style-name="ce632" office:value-type="date" office:date-value="2018-09-22" calcext:value-type="date">
            <text:p>22</text:p>
          </table:table-cell>
          <table:table-cell table:style-name="ce634" office:value-type="date" office:date-value="2018-09-23" calcext:value-type="date">
            <text:p>23</text:p>
          </table:table-cell>
          <table:table-cell table:style-name="ce649" office:value-type="date" office:date-value="2018-09-24" calcext:value-type="date">
            <text:p>24</text:p>
          </table:table-cell>
          <table:table-cell table:style-name="ce358" office:value-type="date" office:date-value="2018-09-25" calcext:value-type="date">
            <text:p>25</text:p>
          </table:table-cell>
          <table:table-cell table:style-name="ce358" office:value-type="date" office:date-value="2018-09-26" calcext:value-type="date">
            <text:p>26</text:p>
          </table:table-cell>
          <table:table-cell table:style-name="ce342" table:number-columns-repeated="14"/>
          <table:table-cell table:style-name="ce350" office:value-type="string" calcext:value-type="string">
            <text:p>週数or月</text:p>
          </table:table-cell>
          <table:table-cell table:style-name="ce658" table:number-columns-repeated="7"/>
          <table:table-cell table:style-name="ce669"/>
          <table:table-cell table:style-name="ce658" office:value-type="string" calcext:value-type="string">
            <text:p>2w</text:p>
          </table:table-cell>
          <table:table-cell table:style-name="ce658" office:value-type="string" calcext:value-type="string">
            <text:p>3w</text:p>
          </table:table-cell>
          <table:table-cell table:style-name="ce630" table:number-columns-repeated="4"/>
          <table:table-cell table:style-name="ce675"/>
          <table:table-cell table:style-name="ce342" table:number-columns-repeated="2"/>
          <table:table-cell table:style-name="ce630" table:number-columns-repeated="956"/>
          <table:table-cell table:number-columns-repeated="4"/>
        </table:table-row>
        <table:table-row table:style-name="ro4">
          <table:table-cell table:style-name="ce350" office:value-type="string" calcext:value-type="string">
            <text:p>時間枠</text:p>
          </table:table-cell>
          <table:table-cell table:style-name="ce359" office:value-type="string" calcext:value-type="string">
            <text:p>月</text:p>
          </table:table-cell>
          <table:table-cell table:style-name="ce571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628" office:value-type="string" calcext:value-type="string">
            <text:p>金</text:p>
          </table:table-cell>
          <table:table-cell table:style-name="ce633" office:value-type="string" calcext:value-type="string">
            <text:p>土</text:p>
          </table:table-cell>
          <table:table-cell table:style-name="ce635" office:value-type="string" calcext:value-type="string">
            <text:p>日</text:p>
          </table:table-cell>
          <table:table-cell table:style-name="ce359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628" office:value-type="string" calcext:value-type="string">
            <text:p>金</text:p>
          </table:table-cell>
          <table:table-cell table:style-name="ce633" office:value-type="string" calcext:value-type="string">
            <text:p>土</text:p>
          </table:table-cell>
          <table:table-cell table:style-name="ce635" office:value-type="string" calcext:value-type="string">
            <text:p>日</text:p>
          </table:table-cell>
          <table:table-cell table:style-name="ce359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628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628" office:value-type="string" calcext:value-type="string">
            <text:p>金</text:p>
          </table:table-cell>
          <table:table-cell table:style-name="ce633" office:value-type="string" calcext:value-type="string">
            <text:p>土</text:p>
          </table:table-cell>
          <table:table-cell table:style-name="ce635" office:value-type="string" calcext:value-type="string">
            <text:p>日</text:p>
          </table:table-cell>
          <table:table-cell table:style-name="ce650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628" office:value-type="string" calcext:value-type="string">
            <text:p>金</text:p>
          </table:table-cell>
          <table:table-cell table:style-name="ce633" office:value-type="string" calcext:value-type="string">
            <text:p>土</text:p>
          </table:table-cell>
          <table:table-cell table:style-name="ce635" office:value-type="string" calcext:value-type="string">
            <text:p>日</text:p>
          </table:table-cell>
          <table:table-cell table:style-name="ce650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42" table:number-columns-repeated="14"/>
          <table:table-cell table:style-name="ce350" office:value-type="string" calcext:value-type="string">
            <text:p>曜日or日</text:p>
          </table:table-cell>
          <table:table-cell table:style-name="ce659" office:value-type="string" calcext:value-type="string">
            <text:p>日</text:p>
          </table:table-cell>
          <table:table-cell table:style-name="ce623" office:value-type="string" calcext:value-type="string">
            <text:p>月</text:p>
          </table:table-cell>
          <table:table-cell table:style-name="ce623" office:value-type="string" calcext:value-type="string">
            <text:p>火</text:p>
          </table:table-cell>
          <table:table-cell table:style-name="ce623" office:value-type="string" calcext:value-type="string">
            <text:p>水</text:p>
          </table:table-cell>
          <table:table-cell table:style-name="ce623" office:value-type="string" calcext:value-type="string">
            <text:p>木</text:p>
          </table:table-cell>
          <table:table-cell table:style-name="ce623" office:value-type="string" calcext:value-type="string">
            <text:p>金</text:p>
          </table:table-cell>
          <table:table-cell table:style-name="ce667" office:value-type="string" calcext:value-type="string">
            <text:p>土</text:p>
          </table:table-cell>
          <table:table-cell table:style-name="ce670" office:value-type="string" calcext:value-type="string">
            <text:p>祝</text:p>
          </table:table-cell>
          <table:table-cell table:number-columns-repeated="2" table:style-name="ce623" office:value-type="string" calcext:value-type="string">
            <text:p>火</text:p>
          </table:table-cell>
          <table:table-cell table:style-name="ce630" table:number-columns-repeated="4"/>
          <table:table-cell table:style-name="ce342" table:number-columns-repeated="3"/>
          <table:table-cell table:style-name="ce676"/>
          <table:table-cell table:style-name="ce630" table:number-columns-repeated="955"/>
          <table:table-cell table:number-columns-repeated="4"/>
        </table:table-row>
        <table:table-row table:style-name="ro4">
          <table:table-cell table:style-name="ce351" office:value-type="time" office:time-value="PT08H00M00S" calcext:value-type="time">
            <text:p>8:00</text:p>
          </table:table-cell>
          <table:table-cell table:style-name="ce360" office:value-type="string" calcext:value-type="string">
            <text:p>x</text:p>
          </table:table-cell>
          <table:table-cell table:style-name="ce572" office:value-type="string" calcext:value-type="string">
            <text:p>x</text:p>
          </table:table-cell>
          <table:table-cell table:number-columns-repeated="7" table:style-name="ce360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1" office:value-type="time" office:time-value="PT08H00M00S" calcext:value-type="time">
            <text:p>8:0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style-name="ce350" table:number-columns-repeated="5"/>
          <table:table-cell table:style-name="ce675" table:number-columns-repeated="2"/>
          <table:table-cell table:style-name="ce350" table:number-columns-repeated="956"/>
          <table:table-cell table:number-columns-repeated="4"/>
        </table:table-row>
        <table:table-row table:style-name="ro4">
          <table:table-cell table:style-name="ce352" office:value-type="time" office:time-value="PT08H30M00S" calcext:value-type="time">
            <text:p>8:30</text:p>
          </table:table-cell>
          <table:table-cell table:style-name="ce360" office:value-type="string" calcext:value-type="string">
            <text:p>x</text:p>
          </table:table-cell>
          <table:table-cell table:style-name="ce572" office:value-type="string" calcext:value-type="string">
            <text:p>x</text:p>
          </table:table-cell>
          <table:table-cell table:number-columns-repeated="7" table:style-name="ce360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2" office:value-type="time" office:time-value="PT08H30M00S" calcext:value-type="time">
            <text:p>8:3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style-name="ce350" table:number-columns-repeated="5"/>
          <table:table-cell table:style-name="ce342" table:number-columns-repeated="2"/>
          <table:table-cell table:style-name="ce350" table:number-columns-repeated="956"/>
          <table:table-cell table:number-columns-repeated="4"/>
        </table:table-row>
        <table:table-row table:style-name="ro4">
          <table:table-cell table:style-name="ce352" office:value-type="time" office:time-value="PT09H00M00S" calcext:value-type="time">
            <text:p>9:00</text:p>
          </table:table-cell>
          <table:table-cell table:style-name="ce361" office:value-type="string" calcext:value-type="string">
            <text:p>/</text:p>
          </table:table-cell>
          <table:table-cell table:style-name="ce576" office:value-type="string" calcext:value-type="string">
            <text:p>/</text:p>
          </table:table-cell>
          <table:table-cell table:number-columns-repeated="2"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2" table:style-name="ce361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2" office:value-type="time" office:time-value="PT09H00M00S" calcext:value-type="time">
            <text:p>9:0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350" table:number-columns-repeated="963"/>
          <table:table-cell table:number-columns-repeated="4"/>
        </table:table-row>
        <table:table-row table:style-name="ro4">
          <table:table-cell table:style-name="ce352" office:value-type="time" office:time-value="PT09H30M00S" calcext:value-type="time">
            <text:p>9:30</text:p>
          </table:table-cell>
          <table:table-cell table:style-name="ce361" office:value-type="string" calcext:value-type="string">
            <text:p>/</text:p>
          </table:table-cell>
          <table:table-cell table:style-name="ce576" office:value-type="string" calcext:value-type="string">
            <text:p>/</text:p>
          </table:table-cell>
          <table:table-cell table:number-columns-repeated="2"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2" table:style-name="ce361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2" office:value-type="time" office:time-value="PT09H30M00S" calcext:value-type="time">
            <text:p>9:3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350" table:number-columns-repeated="4"/>
          <table:table-cell/>
          <table:table-cell table:style-name="ce350" table:number-columns-repeated="958"/>
          <table:table-cell table:number-columns-repeated="4"/>
        </table:table-row>
        <table:table-row table:style-name="ro4">
          <table:table-cell table:style-name="ce352" office:value-type="time" office:time-value="PT10H00M00S" calcext:value-type="time">
            <text:p>10:00</text:p>
          </table:table-cell>
          <table:table-cell table:style-name="ce361" office:value-type="string" calcext:value-type="string">
            <text:p>/</text:p>
          </table:table-cell>
          <table:table-cell table:style-name="ce576" office:value-type="string" calcext:value-type="string">
            <text:p>/</text:p>
          </table:table-cell>
          <table:table-cell table:number-columns-repeated="2"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2" table:style-name="ce361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2" office:value-type="time" office:time-value="PT10H00M00S" calcext:value-type="time">
            <text:p>10:0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350" table:number-columns-repeated="4"/>
          <table:table-cell/>
          <table:table-cell table:style-name="ce350" table:number-columns-repeated="958"/>
          <table:table-cell table:number-columns-repeated="4"/>
        </table:table-row>
        <table:table-row table:style-name="ro4">
          <table:table-cell table:style-name="ce352" office:value-type="time" office:time-value="PT10H30M00S" calcext:value-type="time">
            <text:p>10:30</text:p>
          </table:table-cell>
          <table:table-cell table:style-name="ce362" office:value-type="string" calcext:value-type="string">
            <text:p>/</text:p>
          </table:table-cell>
          <table:table-cell table:style-name="ce577" office:value-type="string" calcext:value-type="string">
            <office:annotation draw:style-name="gr2" draw:text-style-name="P2" svg:width="28.99mm" svg:height="9.49mm" svg:x="40.34mm" svg:y="30.66mm" draw:caption-point-x="-6.1mm" draw:caption-point-y="15.1mm">
              <dc:date>2018-08-27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622" table:number-columns-repeated="2"/>
          <table:table-cell table:style-name="ce629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629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622"/>
          <table:table-cell table:style-name="ce639" table:number-columns-repeated="2"/>
          <table:table-cell table:style-name="ce643" office:value-type="string" calcext:value-type="string">
            <text:p>x</text:p>
          </table:table-cell>
          <table:table-cell table:style-name="ce644" office:value-type="string" calcext:value-type="string">
            <text:p>/</text:p>
          </table:table-cell>
          <table:table-cell table:style-name="ce643" office:value-type="string" calcext:value-type="string">
            <text:p>x</text:p>
          </table:table-cell>
          <table:table-cell table:style-name="ce644" office:value-type="string" calcext:value-type="string">
            <text:p>/</text:p>
          </table:table-cell>
          <table:table-cell table:style-name="ce639"/>
          <table:table-cell table:style-name="ce643" office:value-type="string" calcext:value-type="string">
            <text:p>x</text:p>
          </table:table-cell>
          <table:table-cell table:style-name="ce639"/>
          <table:table-cell table:style-name="ce643" office:value-type="string" calcext:value-type="string">
            <text:p>x</text:p>
          </table:table-cell>
          <table:table-cell table:style-name="ce644" office:value-type="string" calcext:value-type="string">
            <text:p>/</text:p>
          </table:table-cell>
          <table:table-cell table:number-columns-repeated="2" table:style-name="ce643" office:value-type="string" calcext:value-type="string">
            <text:p>x</text:p>
          </table:table-cell>
          <table:table-cell table:style-name="ce639" table:number-columns-repeated="3"/>
          <table:table-cell table:style-name="ce643" office:value-type="string" calcext:value-type="string">
            <text:p>x</text:p>
          </table:table-cell>
          <table:table-cell table:style-name="ce644" office:value-type="string" calcext:value-type="string">
            <text:p>/</text:p>
          </table:table-cell>
          <table:table-cell table:number-columns-repeated="2" table:style-name="ce643" office:value-type="string" calcext:value-type="string">
            <text:p>x</text:p>
          </table:table-cell>
          <table:table-cell table:style-name="ce639" table:number-columns-repeated="2"/>
          <table:table-cell table:style-name="ce342" table:number-columns-repeated="14"/>
          <table:table-cell table:style-name="ce352" office:value-type="time" office:time-value="PT10H30M00S" calcext:value-type="time">
            <text:p>10:30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3"/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3" table:number-columns-repeated="2"/>
          <table:table-cell table:number-columns-repeated="967"/>
        </table:table-row>
        <table:table-row table:style-name="ro4">
          <table:table-cell table:style-name="ce352" office:value-type="time" office:time-value="PT11H00M00S" calcext:value-type="time">
            <text:p>11:00</text:p>
          </table:table-cell>
          <table:table-cell table:style-name="ce363" office:value-type="string" calcext:value-type="string">
            <text:p>/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style-name="ce364" office:value-type="string" calcext:value-type="string">
            <text:p>x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2" office:value-type="time" office:time-value="PT11H00M00S" calcext:value-type="time">
            <text:p>11:0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2" office:value-type="time" office:time-value="PT11H30M00S" calcext:value-type="time">
            <text:p>11:30</text:p>
          </table:table-cell>
          <table:table-cell table:style-name="ce363" office:value-type="string" calcext:value-type="string">
            <text:p>/</text:p>
          </table:table-cell>
          <table:table-cell table:style-name="ce591"/>
          <table:table-cell table:number-columns-repeated="2"/>
          <table:table-cell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/>
          <table:table-cell table:style-name="ce641" table:number-columns-repeated="2"/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41"/>
          <table:table-cell table:style-name="ce637" office:value-type="string" calcext:value-type="string">
            <text:p>x</text:p>
          </table:table-cell>
          <table:table-cell table:style-name="ce641"/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style-name="ce641" table:number-columns-repeated="3"/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style-name="ce641" table:number-columns-repeated="2"/>
          <table:table-cell table:style-name="ce342" table:number-columns-repeated="14"/>
          <table:table-cell table:style-name="ce352" office:value-type="time" office:time-value="PT11H30M00S" calcext:value-type="time">
            <text:p>11:30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3"/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3" table:number-columns-repeated="2"/>
          <table:table-cell table:number-columns-repeated="967"/>
        </table:table-row>
        <table:table-row table:style-name="ro4">
          <table:table-cell table:style-name="ce353" office:value-type="time" office:time-value="PT12H00M00S" calcext:value-type="time">
            <text:p>12:00</text:p>
          </table:table-cell>
          <table:table-cell table:style-name="ce363" office:value-type="string" calcext:value-type="string">
            <text:p>/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3" table:style-name="ce364" office:value-type="string" calcext:value-type="string">
            <text:p>x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3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2H00M00S" calcext:value-type="time">
            <text:p>12:0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2H30M00S" calcext:value-type="time">
            <text:p>12:30</text:p>
          </table:table-cell>
          <table:table-cell table:style-name="ce364" office:value-type="string" calcext:value-type="string">
            <text:p>x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4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2H30M00S" calcext:value-type="time">
            <text:p>12:3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3H00M00S" calcext:value-type="time">
            <text:p>13:00</text:p>
          </table:table-cell>
          <table:table-cell table:style-name="ce364" office:value-type="string" calcext:value-type="string">
            <text:p>x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4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3H00M00S" calcext:value-type="time">
            <text:p>13:0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3H30M00S" calcext:value-type="time">
            <text:p>13:30</text:p>
          </table:table-cell>
          <table:table-cell table:style-name="ce364" office:value-type="string" calcext:value-type="string">
            <text:p>x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4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3H30M00S" calcext:value-type="time">
            <text:p>13:3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4"/>
          <table:table-cell table:style-name="ce672"/>
          <table:table-cell table:number-columns-repeated="962"/>
        </table:table-row>
        <table:table-row table:style-name="ro4">
          <table:table-cell table:style-name="ce353" office:value-type="time" office:time-value="PT14H00M00S" calcext:value-type="time">
            <text:p>14:00</text:p>
          </table:table-cell>
          <table:table-cell table:style-name="ce364" office:value-type="string" calcext:value-type="string">
            <text:p>x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4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4H00M00S" calcext:value-type="time">
            <text:p>14:0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4H30M00S" calcext:value-type="time">
            <text:p>14:30</text:p>
          </table:table-cell>
          <table:table-cell table:style-name="ce365" office:value-type="string" calcext:value-type="string">
            <text:p>/</text:p>
          </table:table-cell>
          <table:table-cell table:style-name="ce595" office:value-type="string" calcext:value-type="string">
            <text:p>/</text:p>
          </table:table-cell>
          <table:table-cell table:number-columns-repeated="2" table:style-name="ce365" office:value-type="string" calcext:value-type="string">
            <text:p>/</text:p>
          </table:table-cell>
          <table:table-cell table:number-columns-repeated="3" table:style-name="ce368" office:value-type="string" calcext:value-type="string">
            <text:p>x</text:p>
          </table:table-cell>
          <table:table-cell table:number-columns-repeated="2" table:style-name="ce365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3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4H30M00S" calcext:value-type="time">
            <text:p>14:3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672" table:number-columns-repeated="4"/>
          <table:table-cell/>
          <table:table-cell table:style-name="ce672" table:number-columns-repeated="958"/>
          <table:table-cell table:number-columns-repeated="4"/>
        </table:table-row>
        <table:table-row table:style-name="ro4">
          <table:table-cell table:style-name="ce353" office:value-type="time" office:time-value="PT15H00M00S" calcext:value-type="time">
            <text:p>15:00</text:p>
          </table:table-cell>
          <table:table-cell table:style-name="ce363" office:value-type="string" calcext:value-type="string">
            <text:p>/</text:p>
          </table:table-cell>
          <table:table-cell table:style-name="ce591"/>
          <table:table-cell table:number-columns-repeated="2"/>
          <table:table-cell table:number-columns-repeated="3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/>
          <table:table-cell table:style-name="ce641" table:number-columns-repeated="2"/>
          <table:table-cell table:number-columns-repeated="3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45" office:value-type="string" calcext:value-type="string">
            <text:p>会</text:p>
          </table:table-cell>
          <table:table-cell table:style-name="ce637" office:value-type="string" calcext:value-type="string">
            <text:p>x</text:p>
          </table:table-cell>
          <table:table-cell table:style-name="ce641"/>
          <table:table-cell table:number-columns-repeated="4" table:style-name="ce637" office:value-type="string" calcext:value-type="string">
            <text:p>x</text:p>
          </table:table-cell>
          <table:table-cell table:style-name="ce645" office:value-type="string" calcext:value-type="string">
            <text:p>会</text:p>
          </table:table-cell>
          <table:table-cell table:style-name="ce641" table:number-columns-repeated="2"/>
          <table:table-cell table:number-columns-repeated="4" table:style-name="ce637" office:value-type="string" calcext:value-type="string">
            <text:p>x</text:p>
          </table:table-cell>
          <table:table-cell table:style-name="ce641" table:number-columns-repeated="2"/>
          <table:table-cell table:style-name="ce342" table:number-columns-repeated="14"/>
          <table:table-cell table:style-name="ce353" office:value-type="time" office:time-value="PT15H00M00S" calcext:value-type="time">
            <text:p>15:00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3"/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71" office:value-type="string" calcext:value-type="string">
            <text:p>会</text:p>
          </table:table-cell>
          <table:table-cell table:number-columns-repeated="4"/>
          <table:table-cell table:style-name="ce630"/>
          <table:table-cell table:number-columns-repeated="962"/>
        </table:table-row>
        <table:table-row table:style-name="ro4">
          <table:table-cell table:style-name="ce353" office:value-type="time" office:time-value="PT15H30M00S" calcext:value-type="time">
            <text:p>15:30</text:p>
          </table:table-cell>
          <table:table-cell table:style-name="ce363" office:value-type="string" calcext:value-type="string">
            <text:p>/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3" table:style-name="ce364" office:value-type="string" calcext:value-type="string">
            <text:p>x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3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45" office:value-type="string" calcext:value-type="string">
            <text:p>会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45" office:value-type="string" calcext:value-type="string">
            <text:p>会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5H30M00S" calcext:value-type="time">
            <text:p>15:3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71" office:value-type="string" calcext:value-type="string">
            <text:p>会</text:p>
          </table:table-cell>
          <table:table-cell table:number-columns-repeated="4"/>
          <table:table-cell table:style-name="ce673"/>
          <table:table-cell table:number-columns-repeated="962"/>
        </table:table-row>
        <table:table-row table:style-name="ro4">
          <table:table-cell table:style-name="ce354" office:value-type="time" office:time-value="PT16H00M00S" calcext:value-type="time">
            <text:p>16:00</text:p>
          </table:table-cell>
          <table:table-cell table:style-name="ce366" office:value-type="string" calcext:value-type="string">
            <text:p>x</text:p>
          </table:table-cell>
          <table:table-cell table:style-name="ce596"/>
          <table:table-cell table:style-name="ce623" table:number-columns-repeated="2"/>
          <table:table-cell table:number-columns-repeated="4" table:style-name="ce366" office:value-type="string" calcext:value-type="string">
            <text:p>x</text:p>
          </table:table-cell>
          <table:table-cell table:style-name="ce623"/>
          <table:table-cell table:style-name="ce641" table:number-columns-repeated="2"/>
          <table:table-cell table:number-columns-repeated="4" table:style-name="ce637" office:value-type="string" calcext:value-type="string">
            <text:p>x</text:p>
          </table:table-cell>
          <table:table-cell table:style-name="ce641"/>
          <table:table-cell table:style-name="ce637" office:value-type="string" calcext:value-type="string">
            <text:p>x</text:p>
          </table:table-cell>
          <table:table-cell table:style-name="ce641"/>
          <table:table-cell table:number-columns-repeated="4" table:style-name="ce637" office:value-type="string" calcext:value-type="string">
            <text:p>x</text:p>
          </table:table-cell>
          <table:table-cell table:style-name="ce641" table:number-columns-repeated="3"/>
          <table:table-cell table:number-columns-repeated="4" table:style-name="ce637" office:value-type="string" calcext:value-type="string">
            <text:p>x</text:p>
          </table:table-cell>
          <table:table-cell table:style-name="ce641" table:number-columns-repeated="2"/>
          <table:table-cell table:style-name="ce342" table:number-columns-repeated="14"/>
          <table:table-cell table:style-name="ce354" office:value-type="time" office:time-value="PT16H00M00S" calcext:value-type="time">
            <text:p>16:00</text:p>
          </table:table-cell>
          <table:table-cell table:number-columns-repeated="2" table:style-name="ce660" office:value-type="string" calcext:value-type="string">
            <text:p>x</text:p>
          </table:table-cell>
          <table:table-cell table:style-name="ce663" table:number-columns-repeated="3"/>
          <table:table-cell table:number-columns-repeated="3" table:style-name="ce660" office:value-type="string" calcext:value-type="string">
            <text:p>x</text:p>
          </table:table-cell>
          <table:table-cell table:style-name="ce663" table:number-columns-repeated="2"/>
          <table:table-cell table:style-name="ce630" table:number-columns-repeated="4"/>
          <table:table-cell/>
          <table:table-cell table:style-name="ce630" table:number-columns-repeated="958"/>
          <table:table-cell table:number-columns-repeated="4"/>
        </table:table-row>
        <table:table-row table:style-name="ro4">
          <table:table-cell table:style-name="ce354" office:value-type="time" office:time-value="PT16H30M00S" calcext:value-type="time">
            <text:p>16:30</text:p>
          </table:table-cell>
          <table:table-cell table:style-name="ce367" office:value-type="string" calcext:value-type="string">
            <text:p>x</text:p>
          </table:table-cell>
          <table:table-cell table:style-name="ce601" office:value-type="string" calcext:value-type="string">
            <text:p>/</text:p>
          </table:table-cell>
          <table:table-cell table:number-columns-repeated="2" table:style-name="ce624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style-name="ce624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642" office:value-type="string" calcext:value-type="string">
            <text:p>16:3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673" table:number-columns-repeated="4"/>
          <table:table-cell/>
          <table:table-cell table:style-name="ce673" table:number-columns-repeated="958"/>
          <table:table-cell table:number-columns-repeated="4"/>
        </table:table-row>
        <table:table-row table:style-name="ro4">
          <table:table-cell table:style-name="ce353" office:value-type="time" office:time-value="PT17H00M00S" calcext:value-type="time">
            <text:p>17:00</text:p>
          </table:table-cell>
          <table:table-cell table:style-name="ce364" office:value-type="string" calcext:value-type="string">
            <text:p>x</text:p>
          </table:table-cell>
          <table:table-cell table:style-name="ce603" office:value-type="string" calcext:value-type="string">
            <text:p>x</text:p>
          </table:table-cell>
          <table:table-cell table:number-columns-repeated="7" table:style-name="ce364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7H00M00S" calcext:value-type="time">
            <text:p>17:0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7H30M00S" calcext:value-type="time">
            <text:p>17:30</text:p>
          </table:table-cell>
          <table:table-cell table:style-name="ce364" office:value-type="string" calcext:value-type="string">
            <text:p>x</text:p>
          </table:table-cell>
          <table:table-cell table:style-name="ce603" office:value-type="string" calcext:value-type="string">
            <text:p>x</text:p>
          </table:table-cell>
          <table:table-cell table:number-columns-repeated="7" table:style-name="ce364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7H30M00S" calcext:value-type="time">
            <text:p>17:3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8H00M00S" calcext:value-type="time">
            <text:p>18:00</text:p>
          </table:table-cell>
          <table:table-cell table:style-name="ce364" office:value-type="string" calcext:value-type="string">
            <text:p>x</text:p>
          </table:table-cell>
          <table:table-cell table:style-name="ce603" office:value-type="string" calcext:value-type="string">
            <text:p>x</text:p>
          </table:table-cell>
          <table:table-cell table:number-columns-repeated="7" table:style-name="ce364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8H00M00S" calcext:value-type="time">
            <text:p>18:0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number-columns-repeated="4"/>
          <table:table-cell table:style-name="ce672"/>
          <table:table-cell table:number-columns-repeated="962"/>
        </table:table-row>
        <table:table-row table:style-name="ro4">
          <table:table-cell table:style-name="ce353" office:value-type="time" office:time-value="PT18H30M00S" calcext:value-type="time">
            <text:p>18:30</text:p>
          </table:table-cell>
          <table:table-cell table:style-name="ce364" office:value-type="string" calcext:value-type="string">
            <text:p>x</text:p>
          </table:table-cell>
          <table:table-cell table:style-name="ce603" office:value-type="string" calcext:value-type="string">
            <text:p>x</text:p>
          </table:table-cell>
          <table:table-cell table:number-columns-repeated="7" table:style-name="ce364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8H30M00S" calcext:value-type="time">
            <text:p>18:3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9H00M00S" calcext:value-type="time">
            <text:p>19:00</text:p>
          </table:table-cell>
          <table:table-cell table:style-name="ce368" office:value-type="string" calcext:value-type="string">
            <text:p>x</text:p>
          </table:table-cell>
          <table:table-cell table:style-name="ce608" office:value-type="string" calcext:value-type="string">
            <text:p>x</text:p>
          </table:table-cell>
          <table:table-cell table:number-columns-repeated="7" table:style-name="ce368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9H00M00S" calcext:value-type="time">
            <text:p>19:0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style-name="ce672" table:number-columns-repeated="4"/>
          <table:table-cell/>
          <table:table-cell table:style-name="ce67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42" table:number-columns-repeated="33"/>
          <table:table-cell table:number-columns-repeated="990"/>
        </table:table-row>
        <table:table-row table:style-name="ro4">
          <table:table-cell/>
          <table:table-cell table:style-name="ce34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652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655"/>
          <table:table-cell table:style-name="ce661"/>
          <table:table-cell table:style-name="ce652"/>
          <table:table-cell table:style-name="ce665"/>
          <table:table-cell table:number-columns-repeated="974"/>
        </table:table-row>
        <table:table-row table:style-name="ro4">
          <table:table-cell/>
          <table:table-cell table:style-name="ce342" table:number-columns-repeated="4"/>
          <table:table-cell table:number-columns-repeated="41"/>
          <table:table-cell table:style-name="ce656" office:value-type="string" calcext:value-type="string">
            <text:p>金</text:p>
          </table:table-cell>
          <table:table-cell table:style-name="ce342" table:number-columns-repeated="2"/>
          <table:table-cell table:style-name="ce666"/>
          <table:table-cell table:number-columns-repeated="974"/>
        </table:table-row>
        <table:table-row table:style-name="ro4">
          <table:table-cell/>
          <table:table-cell table:style-name="ce342" table:number-columns-repeated="4"/>
          <table:table-cell table:style-name="ce630"/>
          <table:table-cell table:number-columns-repeated="40"/>
          <table:table-cell table:style-name="ce657" office:value-type="date" office:date-value="2018-09-12" calcext:value-type="date">
            <text:p>2018-9-12</text:p>
          </table:table-cell>
          <table:table-cell table:style-name="ce342" table:number-columns-repeated="2"/>
          <table:table-cell table:style-name="ce630"/>
          <table:table-cell table:number-columns-repeated="974"/>
        </table:table-row>
        <table:table-row table:style-name="ro4">
          <table:table-cell/>
          <table:table-cell table:style-name="ce342" table:number-columns-repeated="4"/>
          <table:table-cell table:style-name="ce630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80"/>
        <table:table-column table:style-name="co24" table:default-cell-style-name="ce685"/>
        <table:table-column table:style-name="co25" table:default-cell-style-name="ce685"/>
        <table:table-column table:style-name="co26" table:default-cell-style-name="ce688"/>
        <table:table-column table:style-name="co26" table:default-cell-style-name="ce691"/>
        <table:table-column table:style-name="co27" table:default-cell-style-name="ce691"/>
        <table:table-column table:style-name="co28" table:default-cell-style-name="ce695"/>
        <table:table-column table:style-name="co29" table:default-cell-style-name="ce695"/>
        <table:table-column table:style-name="co30" table:default-cell-style-name="ce695"/>
        <table:table-column table:style-name="co31" table:number-columns-repeated="2" table:default-cell-style-name="ce695"/>
        <table:table-column table:style-name="co13" table:number-columns-repeated="246" table:default-cell-style-name="ce695"/>
        <table:table-column table:style-name="co13" table:number-columns-repeated="767" table:default-cell-style-name="ce342"/>
        <table:table-row table:style-name="ro5">
          <table:table-cell table:style-name="ce678" office:value-type="string" calcext:value-type="string">
            <text:p>ID</text:p>
          </table:table-cell>
          <table:table-cell table:style-name="ce683" office:value-type="string" calcext:value-type="string">
            <text:p>漢字名</text:p>
          </table:table-cell>
          <table:table-cell table:style-name="ce683" office:value-type="string" calcext:value-type="string">
            <text:p>ｶﾅ名</text:p>
          </table:table-cell>
          <table:table-cell table:style-name="ce686" office:value-type="string" calcext:value-type="string">
            <text:p>入院日</text:p>
          </table:table-cell>
          <table:table-cell table:style-name="ce689" office:value-type="string" calcext:value-type="string">
            <text:p>ﾘｽﾄ消去日</text:p>
          </table:table-cell>
          <table:table-cell table:style-name="ce689" office:value-type="string" calcext:value-type="string">
            <text:p>経過</text:p>
          </table:table-cell>
          <table:table-cell table:style-name="ce69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96" office:value-type="string" calcext:value-type="string">
            <text:p>各項目名Wｸﾘｯｸで順列に並替</text:p>
          </table:table-cell>
          <table:table-cell table:style-name="ce697" table:number-columns-repeated="2"/>
          <table:table-cell table:style-name="ce342"/>
          <table:table-cell table:number-columns-repeated="3"/>
          <table:table-cell table:style-name="ce342"/>
          <table:table-cell table:number-columns-repeated="1008"/>
        </table:table-row>
        <table:table-row table:style-name="ro2">
          <table:table-cell table:style-name="ce679" office:value-type="string" calcext:value-type="string">
            <text:p>00998899</text:p>
          </table:table-cell>
          <table:table-cell table:style-name="ce684" office:value-type="string" calcext:value-type="string">
            <text:p>患者 壱</text:p>
          </table:table-cell>
          <table:table-cell table:style-name="ce684" office:value-type="string" calcext:value-type="string">
            <text:p>ｶﾝｼﾞｬ ｲﾁ</text:p>
          </table:table-cell>
          <table:table-cell table:style-name="ce687" office:value-type="date" office:date-value="2018-08-12" calcext:value-type="date">
            <text:p>2018-08-12</text:p>
          </table:table-cell>
          <table:table-cell table:style-name="ce690" office:value-type="date" office:date-value="2018-08-21" calcext:value-type="date">
            <text:p>2018-08-21</text:p>
          </table:table-cell>
          <table:table-cell table:style-name="ce692" office:value-type="string" calcext:value-type="string">
            <text:p>経過</text:p>
          </table:table-cell>
          <table:table-cell table:style-name="ce694" table:number-columns-repeated="251"/>
          <table:table-cell table:style-name="ce347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630"/>
        <table:table-column table:style-name="co33" table:default-cell-style-name="ce630"/>
        <table:table-column table:style-name="co34" table:default-cell-style-name="ce630"/>
        <table:table-column table:style-name="co35" table:default-cell-style-name="ce729"/>
        <table:table-column table:style-name="co36" table:default-cell-style-name="ce630"/>
        <table:table-column table:style-name="co37" table:default-cell-style-name="ce758"/>
        <table:table-column table:style-name="co38" table:number-columns-repeated="3" table:default-cell-style-name="ce758"/>
        <table:table-column table:style-name="co39" table:default-cell-style-name="ce630"/>
        <table:table-column table:style-name="co40" table:default-cell-style-name="ce630"/>
        <table:table-column table:style-name="co41" table:default-cell-style-name="ce630"/>
        <table:table-column table:style-name="co42" table:default-cell-style-name="ce630"/>
        <table:table-column table:style-name="co13" table:number-columns-repeated="243" table:default-cell-style-name="ce630"/>
        <table:table-column table:style-name="co13" table:number-columns-repeated="767" table:default-cell-style-name="ce677"/>
        <table:table-column table:style-name="co13" table:default-cell-style-name="Default"/>
        <table:table-row table:style-name="ro6">
          <table:table-cell table:style-name="ce698" office:value-type="string" calcext:value-type="string" table:number-columns-spanned="1" table:number-rows-spanned="2">
            <text:p>行追加</text:p>
          </table:table-cell>
          <table:table-cell table:style-name="ce698" office:value-type="string" calcext:value-type="string" table:number-columns-spanned="1" table:number-rows-spanned="2">
            <text:p>行区切</text:p>
          </table:table-cell>
          <table:table-cell table:style-name="ce707" office:value-type="string" calcext:value-type="string">
            <text:p>一覧へ</text:p>
          </table:table-cell>
          <table:table-cell table:style-name="ce723" office:value-type="string" calcext:value-type="string">
            <text:p>経過へ</text:p>
          </table:table-cell>
          <table:table-cell table:style-name="ce734" office:value-type="string" calcext:value-type="string" table:number-columns-spanned="1" table:number-rows-spanned="2">
            <text:p>定型句</text:p>
          </table:table-cell>
          <table:table-cell table:style-name="ce749" office:value-type="string" calcext:value-type="string">
            <text:p>2012/8/29 17:31:50Copied</text:p>
          </table:table-cell>
          <table:table-cell table:style-name="ce761" office:value-type="string" calcext:value-type="string" table:number-columns-spanned="1" table:number-rows-spanned="2">
            <text:p>履歴</text:p>
          </table:table-cell>
          <table:table-cell table:style-name="ce761" office:value-type="string" calcext:value-type="string" table:number-columns-spanned="1" table:number-rows-spanned="2">
            <text:p>日付挿入</text:p>
          </table:table-cell>
          <table:table-cell table:style-name="ce761" office:value-type="string" calcext:value-type="string" table:number-columns-spanned="1" table:number-rows-spanned="2">
            <text:p>日付前へ</text:p>
          </table:table-cell>
          <table:table-cell table:style-name="ce771" office:value-type="string" calcext:value-type="string">
            <text:p>COPY</text:p>
          </table:table-cell>
          <table:table-cell table:style-name="ce773" office:value-type="string" calcext:value-type="string">
            <text:p>退院ｻﾏﾘ</text:p>
          </table:table-cell>
          <table:table-cell table:style-name="ce773" office:value-type="string" calcext:value-type="string">
            <text:p>#分離</text:p>
          </table:table-cell>
          <table:table-cell table:number-columns-repeated="242"/>
          <table:table-cell table:style-name="ce677" table:number-columns-repeated="2"/>
          <table:table-cell table:number-columns-repeated="765"/>
          <table:table-cell table:style-name="ce342" table:number-columns-repeated="2"/>
          <table:table-cell/>
        </table:table-row>
        <table:table-row table:style-name="ro7">
          <table:covered-table-cell table:style-name="ce699"/>
          <table:covered-table-cell table:style-name="ce350"/>
          <table:table-cell table:style-name="ce654" office:value-type="string" calcext:value-type="string">
            <text:p>日付</text:p>
          </table:table-cell>
          <table:table-cell table:style-name="ce723" office:value-type="string" calcext:value-type="string">
            <text:p>ﾌﾟﾛﾌﾞﾚﾑ</text:p>
          </table:table-cell>
          <table:covered-table-cell table:style-name="ce735"/>
          <table:table-cell table:style-name="ce749" office:value-type="string" calcext:value-type="string">
            <text:p>ID+漢字名+ｶﾀｶﾅ</text:p>
          </table:table-cell>
          <table:covered-table-cell table:style-name="ce762"/>
          <table:covered-table-cell table:style-name="ce749"/>
          <table:covered-table-cell table:style-name="ce762"/>
          <table:table-cell table:style-name="ce350" table:number-columns-repeated="1014"/>
          <table:table-cell/>
        </table:table-row>
        <table:table-row table:style-name="ro8">
          <table:table-cell table:style-name="ce350"/>
          <table:table-cell table:style-name="ce350" office:value-type="string" calcext:value-type="string">
            <text:p>#</text:p>
          </table:table-cell>
          <table:table-cell table:style-name="ce711" office:value-type="date" office:date-value="2018-05-03" calcext:value-type="date">
            <text:p>2018/05/03</text:p>
          </table:table-cell>
          <table:table-cell table:style-name="ce724" office:value-type="string" calcext:value-type="string">
            <text:p>入院</text:p>
          </table:table-cell>
          <table:table-cell table:style-name="ce736"/>
          <table:table-cell table:style-name="ce751"/>
          <table:table-cell table:style-name="ce763" office:value-type="string" calcext:value-type="string">
            <text:p>2018/5/25</text:p>
          </table:table-cell>
          <table:table-cell table:style-name="ce764"/>
          <table:table-cell table:style-name="ce749"/>
          <table:table-cell table:style-name="ce350"/>
          <table:table-cell table:style-name="ce774"/>
          <table:table-cell table:style-name="ce350" table:number-columns-repeated="1012"/>
          <table:table-cell/>
        </table:table-row>
        <table:table-row table:style-name="ro2">
          <table:table-cell/>
          <table:table-cell table:style-name="ce350" office:value-type="string" calcext:value-type="string">
            <text:p>#</text:p>
          </table:table-cell>
          <table:table-cell table:style-name="ce712"/>
          <table:table-cell table:style-name="ce725" office:value-type="string" calcext:value-type="string">
            <text:p>入院時ECG</text:p>
          </table:table-cell>
          <table:table-cell table:style-name="ce737"/>
          <table:table-cell table:style-name="ce752"/>
          <table:table-cell table:style-name="ce763"/>
          <table:table-cell table:style-name="ce764"/>
          <table:table-cell table:style-name="ce342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12"/>
          <table:table-cell table:style-name="ce725" office:value-type="string" calcext:value-type="string">
            <text:p>面談記録</text:p>
          </table:table-cell>
          <table:table-cell table:style-name="ce737"/>
          <table:table-cell table:style-name="ce753" office:value-type="string" calcext:value-type="string">
            <text:p>未</text:p>
          </table:table-cell>
          <table:table-cell table:style-name="ce764" table:number-columns-repeated="2"/>
          <table:table-cell table:style-name="ce342"/>
          <table:table-cell table:style-name="ce672"/>
          <table:table-cell table:number-columns-repeated="1014"/>
        </table:table-row>
        <table:table-row table:style-name="ro2">
          <table:table-cell table:style-name="ce672"/>
          <table:table-cell table:style-name="ce672" office:value-type="string" calcext:value-type="string">
            <text:p>#</text:p>
          </table:table-cell>
          <table:table-cell table:style-name="ce713"/>
          <table:table-cell table:style-name="ce725" office:value-type="string" calcext:value-type="string">
            <text:p>心肺機能低下時</text:p>
          </table:table-cell>
          <table:table-cell table:style-name="ce725"/>
          <table:table-cell table:style-name="ce754" office:value-type="string" calcext:value-type="string">
            <text:p>説明未</text:p>
          </table:table-cell>
          <table:table-cell table:style-name="ce764" table:number-columns-repeated="2"/>
          <table:table-cell table:style-name="ce768"/>
          <table:table-cell table:style-name="ce672" table:number-columns-repeated="1014"/>
          <table:table-cell/>
        </table:table-row>
        <table:table-row table:style-name="ro2">
          <table:table-cell table:style-name="ce700"/>
          <table:table-cell table:style-name="ce700" office:value-type="string" calcext:value-type="string">
            <text:p>#</text:p>
          </table:table-cell>
          <table:table-cell table:style-name="ce714"/>
          <table:table-cell table:style-name="ce726" office:value-type="string" calcext:value-type="string">
            <text:p>4F転床説明</text:p>
          </table:table-cell>
          <table:table-cell table:style-name="ce740"/>
          <table:table-cell table:style-name="ce755" office:value-type="string" calcext:value-type="string">
            <text:p>未</text:p>
          </table:table-cell>
          <table:table-cell table:style-name="ce763"/>
          <table:table-cell table:style-name="ce764"/>
          <table:table-cell table:style-name="ce769"/>
          <table:table-cell table:style-name="ce772"/>
          <table:table-cell table:style-name="ce700" table:number-columns-repeated="246"/>
          <table:table-cell table:style-name="ce779" table:number-columns-repeated="767"/>
          <table:table-cell/>
        </table:table-row>
        <table:table-row table:style-name="ro2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ce764" table:number-columns-repeated="2"/>
          <table:table-cell table:style-name="ce769"/>
          <table:table-cell/>
          <table:table-cell table:style-name="ce672"/>
          <table:table-cell table:number-columns-repeated="1013"/>
        </table:table-row>
        <table:table-row table:style-name="ro2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ce764" table:number-columns-repeated="2"/>
          <table:table-cell table:style-name="ce342"/>
          <table:table-cell/>
          <table:table-cell table:style-name="ce672"/>
          <table:table-cell table:number-columns-repeated="1013"/>
        </table:table-row>
        <table:table-row table:style-name="ro2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Default" table:number-columns-repeated="3"/>
          <table:table-cell/>
          <table:table-cell table:style-name="ce67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 table:style-name="ce701" table:number-columns-repeated="2"/>
          <table:table-cell table:style-name="ce716"/>
          <table:table-cell table:style-name="ce727"/>
          <table:table-cell table:style-name="ce741"/>
          <table:table-cell table:style-name="ce756"/>
          <table:table-cell table:style-name="ce342" table:number-columns-repeated="3"/>
          <table:table-cell table:style-name="ce701"/>
          <table:table-cell table:style-name="ce776"/>
          <table:table-cell table:style-name="ce701" table:number-columns-repeated="245"/>
          <table:table-cell table:style-name="ce780" table:number-columns-repeated="767"/>
          <table:table-cell/>
        </table:table-row>
        <table:table-row table:style-name="ro2">
          <table:table-cell table:style-name="ce702" table:number-columns-repeated="2"/>
          <table:table-cell table:style-name="ce717" office:value-type="string" calcext:value-type="string">
            <text:p>本日の記事</text:p>
          </table:table-cell>
          <table:table-cell table:style-name="ce728"/>
          <table:table-cell table:style-name="ce742"/>
          <table:table-cell table:style-name="ce757"/>
          <table:table-cell table:style-name="ce765" table:number-columns-repeated="2"/>
          <table:table-cell table:style-name="ce757"/>
          <table:table-cell table:style-name="ce702" table:number-columns-repeated="1014"/>
          <table:table-cell/>
        </table:table-row>
        <table:table-row table:style-name="ro2">
          <table:table-cell table:number-columns-repeated="2"/>
          <table:table-cell table:style-name="ce718"/>
          <table:table-cell/>
          <table:table-cell table:style-name="ce748"/>
          <table:table-cell/>
          <table:table-cell table:style-name="ce34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19"/>
          <table:table-cell/>
          <table:table-cell table:style-name="ce748"/>
          <table:table-cell/>
          <table:table-cell table:style-name="ce34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19"/>
          <table:table-cell table:number-columns-repeated="3"/>
          <table:table-cell table:style-name="ce34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2" table:number-columns-repeated="3"/>
          <table:table-cell table:style-name="ce350"/>
          <table:table-cell/>
          <table:table-cell table:style-name="ce672" table:number-columns-repeated="2"/>
          <table:table-cell table:number-columns-repeated="1011"/>
        </table:table-row>
        <table:table-row table:style-name="ro2">
          <table:table-cell table:style-name="ce703" table:number-columns-repeated="2"/>
          <table:table-cell table:style-name="ce720" office:value-type="string" calcext:value-type="string">
            <text:p>過去の問題ﾘｽﾄ</text:p>
          </table:table-cell>
          <table:table-cell table:style-name="ce730"/>
          <table:table-cell table:style-name="ce703"/>
          <table:table-cell table:style-name="ce759" table:number-columns-repeated="4"/>
          <table:table-cell table:style-name="ce703"/>
          <table:table-cell table:style-name="ce778"/>
          <table:table-cell table:style-name="ce703" table:number-columns-repeated="1012"/>
          <table:table-cell/>
        </table:table-row>
        <table:table-row table:style-name="ro2">
          <table:table-cell/>
          <table:table-cell table:style-name="ce706" office:value-type="string" calcext:value-type="string">
            <text:p>#</text:p>
          </table:table-cell>
          <table:table-cell table:style-name="ce721"/>
          <table:table-cell table:style-name="ce731" office:value-type="string" calcext:value-type="string">
            <text:p>ﾄﾗﾍﾙﾊﾟｰ確認</text:p>
          </table:table-cell>
          <table:table-cell table:style-name="ce737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/>
          <table:table-cell/>
          <table:table-cell table:style-name="ce672"/>
          <table:table-cell table:number-columns-repeated="1013"/>
        </table:table-row>
        <table:table-row table:style-name="ro9">
          <table:table-cell/>
          <table:table-cell table:style-name="ce706" office:value-type="string" calcext:value-type="string">
            <text:p>#</text:p>
          </table:table-cell>
          <table:table-cell table:style-name="ce721"/>
          <table:table-cell table:style-name="ce732" office:value-type="string" calcext:value-type="string">
            <text:p>CVﾎﾟｰﾄ,胃瘻説明</text:p>
          </table:table-cell>
          <table:table-cell table:style-name="ce737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 office:value-type="string" calcext:value-type="string">
            <text:p>未</text:p>
          </table:table-cell>
          <table:table-cell/>
          <table:table-cell table:style-name="ce672"/>
          <table:table-cell table:number-columns-repeated="1013"/>
        </table:table-row>
        <table:table-row table:style-name="ro2">
          <table:table-cell table:style-name="ce669" table:number-columns-repeated="2"/>
          <table:table-cell table:style-name="ce722" office:value-type="string" calcext:value-type="string">
            <text:p>過去の記事</text:p>
          </table:table-cell>
          <table:table-cell table:style-name="ce733"/>
          <table:table-cell table:style-name="ce669"/>
          <table:table-cell table:style-name="ce722" office:value-type="string" calcext:value-type="string">
            <text:p>問題ﾘｽﾄへ変換</text:p>
          </table:table-cell>
          <table:table-cell table:style-name="ce766" table:number-columns-repeated="2"/>
          <table:table-cell table:style-name="ce770"/>
          <table:table-cell table:style-name="ce669" table:number-columns-repeated="1014"/>
          <table:table-cell/>
        </table:table-row>
        <table:table-row table:style-name="ro2">
          <table:table-cell table:number-columns-repeated="6"/>
          <table:table-cell table:style-name="ce764" table:number-columns-repeated="2"/>
          <table:table-cell table:style-name="ce342"/>
          <table:table-cell table:number-columns-repeated="1015"/>
        </table:table-row>
        <table:table-row table:style-name="ro2">
          <table:table-cell table:number-columns-repeated="6"/>
          <table:table-cell table:style-name="ce767" table:number-columns-repeated="2"/>
          <table:table-cell table:style-name="ce34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4" table:number-columns-repeated="2"/>
          <table:table-cell table:style-name="ce34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85"/>
        <table:table-column table:style-name="co43" table:default-cell-style-name="ce792"/>
        <table:table-column table:style-name="co44" table:default-cell-style-name="ce785"/>
        <table:table-column table:style-name="co27" table:default-cell-style-name="ce785"/>
        <table:table-column table:style-name="co45" table:default-cell-style-name="ce785"/>
        <table:table-column table:style-name="co18" table:number-columns-repeated="111" table:default-cell-style-name="ce785"/>
        <table:table-column table:style-name="co18" table:default-cell-style-name="ce809"/>
        <table:table-column table:style-name="co18" table:number-columns-repeated="137" table:default-cell-style-name="ce785"/>
        <table:table-column table:style-name="co18" table:number-columns-repeated="766" table:default-cell-style-name="ce831"/>
        <table:table-row table:style-name="ro10">
          <table:table-cell table:style-name="ce781" office:value-type="string" calcext:value-type="string" table:number-columns-spanned="5" table:number-rows-spanned="1">
            <text:p>履歴</text:p>
          </table:table-cell>
          <table:covered-table-cell table:number-columns-repeated="4" table:style-name="ce783"/>
          <table:table-cell table:style-name="ce787" office:value-type="string" calcext:value-type="string">
            <text:p>一覧へ</text:p>
          </table:table-cell>
          <table:table-cell table:style-name="ce79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1" office:value-type="string" calcext:value-type="string">
            <text:p>11月</text:p>
          </table:table-cell>
          <table:table-cell table:number-columns-repeated="2"/>
          <table:table-cell table:style-name="ce801"/>
          <table:table-cell table:style-name="ce809"/>
          <table:table-cell table:style-name="ce810"/>
          <table:table-cell/>
          <table:table-cell table:style-name="ce801"/>
          <table:table-cell table:number-columns-repeated="2"/>
          <table:table-cell table:style-name="ce812"/>
          <table:table-cell table:style-name="ce823"/>
          <table:table-cell table:style-name="ce825"/>
          <table:table-cell table:style-name="ce827" table:number-columns-repeated="10"/>
          <table:table-cell table:style-name="ce823" office:value-type="string" calcext:value-type="string">
            <text:p>12月</text:p>
          </table:table-cell>
          <table:table-cell table:style-name="ce827" table:number-columns-repeated="7"/>
          <table:table-cell table:style-name="ce801"/>
          <table:table-cell table:number-columns-repeated="2"/>
          <table:table-cell table:style-name="ce801"/>
          <table:table-cell table:number-columns-repeated="3"/>
          <table:table-cell table:style-name="ce801"/>
          <table:table-cell table:number-columns-repeated="3"/>
          <table:table-cell table:style-name="ce801"/>
          <table:table-cell table:number-columns-repeated="11"/>
          <table:table-cell table:style-name="ce801" office:value-type="string" calcext:value-type="string">
            <text:p>1月</text:p>
          </table:table-cell>
          <table:table-cell table:number-columns-repeated="7"/>
          <table:table-cell table:style-name="ce801"/>
          <table:table-cell table:number-columns-repeated="2"/>
          <table:table-cell table:style-name="ce801"/>
          <table:table-cell table:number-columns-repeated="3"/>
          <table:table-cell table:style-name="ce801" table:number-columns-repeated="2"/>
          <table:table-cell table:number-columns-repeated="14"/>
          <table:table-cell table:style-name="ce801" office:value-type="string" calcext:value-type="string">
            <text:p>2月</text:p>
          </table:table-cell>
          <table:table-cell table:number-columns-repeated="4"/>
          <table:table-cell table:style-name="ce801"/>
          <table:table-cell table:number-columns-repeated="4"/>
          <table:table-cell table:style-name="ce801"/>
          <table:table-cell table:number-columns-repeated="3"/>
          <table:table-cell table:style-name="ce801"/>
          <table:table-cell/>
          <table:table-cell table:style-name="ce801"/>
          <table:table-cell table:number-columns-repeated="12"/>
          <table:table-cell table:style-name="ce801" office:value-type="string" calcext:value-type="string">
            <text:p>3月</text:p>
          </table:table-cell>
          <table:table-cell table:number-columns-repeated="6"/>
          <table:table-cell table:style-name="ce801"/>
          <table:table-cell table:number-columns-repeated="4"/>
          <table:table-cell table:style-name="ce801"/>
          <table:table-cell table:number-columns-repeated="3"/>
          <table:table-cell table:style-name="ce801" table:number-columns-repeated="2"/>
          <table:table-cell table:number-columns-repeated="13"/>
          <table:table-cell table:style-name="ce801" office:value-type="string" calcext:value-type="string">
            <text:p>4月</text:p>
          </table:table-cell>
          <table:table-cell table:number-columns-repeated="5"/>
          <table:table-cell table:style-name="ce801"/>
          <table:table-cell table:number-columns-repeated="4"/>
          <table:table-cell table:style-name="ce801"/>
          <table:table-cell table:number-columns-repeated="3"/>
          <table:table-cell table:style-name="ce801"/>
          <table:table-cell/>
          <table:table-cell table:style-name="ce801"/>
          <table:table-cell table:number-columns-repeated="12"/>
          <table:table-cell table:style-name="ce801" office:value-type="string" calcext:value-type="string">
            <text:p>5月</text:p>
          </table:table-cell>
          <table:table-cell table:number-columns-repeated="6"/>
          <table:table-cell table:style-name="ce801"/>
          <table:table-cell table:number-columns-repeated="4"/>
          <table:table-cell table:style-name="ce801"/>
          <table:table-cell table:number-columns-repeated="3"/>
          <table:table-cell table:style-name="ce801" table:number-columns-repeated="2"/>
          <table:table-cell table:number-columns-repeated="13"/>
          <table:table-cell table:style-name="ce801" office:value-type="string" calcext:value-type="string">
            <text:p>6月</text:p>
          </table:table-cell>
          <table:table-cell table:number-columns-repeated="5"/>
          <table:table-cell table:style-name="ce801"/>
          <table:table-cell table:number-columns-repeated="5"/>
          <table:table-cell table:style-name="ce801"/>
          <table:table-cell table:number-columns-repeated="3"/>
          <table:table-cell table:style-name="ce801" table:number-columns-repeated="2"/>
          <table:table-cell table:number-columns-repeated="12"/>
          <table:table-cell table:style-name="ce801" office:value-type="string" calcext:value-type="string">
            <text:p>7月</text:p>
          </table:table-cell>
          <table:table-cell table:number-columns-repeated="6"/>
          <table:table-cell table:style-name="ce801"/>
          <table:table-cell table:number-columns-repeated="2"/>
          <table:table-cell table:style-name="ce801"/>
          <table:table-cell table:number-columns-repeated="768"/>
        </table:table-row>
        <table:table-row table:style-name="ro10">
          <table:table-cell table:style-name="ce783" office:value-type="string" calcext:value-type="string" table:number-columns-spanned="1" table:number-rows-spanned="3">
            <text:p>点滴</text:p>
          </table:table-cell>
          <table:table-cell table:style-name="ce783" office:value-type="string" calcext:value-type="string" table:number-columns-spanned="1" table:number-rows-spanned="3">
            <text:p>内服</text:p>
          </table:table-cell>
          <table:table-cell table:style-name="ce783" office:value-type="string" calcext:value-type="string" table:number-columns-spanned="1" table:number-rows-spanned="3">
            <text:p>その他</text:p>
          </table:table-cell>
          <table:table-cell table:style-name="ce783" office:value-type="string" calcext:value-type="string" table:number-columns-spanned="1" table:number-rows-spanned="3">
            <text:p>検査値</text:p>
          </table:table-cell>
          <table:table-cell table:style-name="ce783" office:value-type="string" calcext:value-type="string" table:number-columns-spanned="1" table:number-rows-spanned="3">
            <text:p>採用外</text:p>
          </table:table-cell>
          <table:table-cell table:style-name="ce788" office:value-type="string" calcext:value-type="string">
            <text:p>ID+漢字名+ｶﾀｶﾅ</text:p>
          </table:table-cell>
          <table:table-cell table:style-name="ce795" office:value-type="string" calcext:value-type="string">
            <text:p>用法</text:p>
          </table:table-cell>
          <table:table-cell table:style-name="ce797" office:value-type="string" calcext:value-type="string">
            <text:p>回数</text:p>
          </table:table-cell>
          <table:table-cell table:style-name="ce798" office:value-type="string" calcext:value-type="string">
            <text:p>限定</text:p>
          </table:table-cell>
          <table:table-cell table:style-name="ce802" office:value-type="date" office:date-value="2015-11-08" calcext:value-type="date">
            <text:p>8</text:p>
          </table:table-cell>
          <table:table-cell table:style-name="ce805" office:value-type="date" office:date-value="2015-11-09" calcext:value-type="date">
            <text:p>9</text:p>
          </table:table-cell>
          <table:table-cell table:style-name="ce805" office:value-type="date" office:date-value="2015-11-10" calcext:value-type="date">
            <text:p>10</text:p>
          </table:table-cell>
          <table:table-cell table:style-name="ce805" office:value-type="date" office:date-value="2015-11-11" calcext:value-type="date">
            <text:p>11</text:p>
          </table:table-cell>
          <table:table-cell table:style-name="ce805" office:value-type="date" office:date-value="2015-11-12" calcext:value-type="date">
            <text:p>12</text:p>
          </table:table-cell>
          <table:table-cell table:style-name="ce805" office:value-type="date" office:date-value="2015-11-13" calcext:value-type="date">
            <text:p>13</text:p>
          </table:table-cell>
          <table:table-cell table:style-name="ce811" office:value-type="date" office:date-value="2015-11-14" calcext:value-type="date">
            <text:p>14</text:p>
          </table:table-cell>
          <table:table-cell table:style-name="ce802" office:value-type="date" office:date-value="2015-11-15" calcext:value-type="date">
            <text:p>15</text:p>
          </table:table-cell>
          <table:table-cell table:style-name="ce805" office:value-type="date" office:date-value="2015-11-16" calcext:value-type="date">
            <text:p>16</text:p>
          </table:table-cell>
          <table:table-cell table:style-name="ce805" office:value-type="date" office:date-value="2015-11-17" calcext:value-type="date">
            <text:p>17</text:p>
          </table:table-cell>
          <table:table-cell table:style-name="ce813" office:value-type="date" office:date-value="2015-11-18" calcext:value-type="date">
            <text:p>18</text:p>
          </table:table-cell>
          <table:table-cell table:style-name="ce805" office:value-type="date" office:date-value="2015-11-19" calcext:value-type="date">
            <text:p>19</text:p>
          </table:table-cell>
          <table:table-cell table:style-name="ce805" office:value-type="date" office:date-value="2015-11-21" calcext:value-type="date">
            <text:p>21</text:p>
          </table:table-cell>
          <table:table-cell table:style-name="ce811" office:value-type="date" office:date-value="2015-11-21" calcext:value-type="date">
            <text:p>21</text:p>
          </table:table-cell>
          <table:table-cell table:style-name="ce802" office:value-type="date" office:date-value="2015-11-22" calcext:value-type="date">
            <text:p>22</text:p>
          </table:table-cell>
          <table:table-cell table:style-name="ce828" office:value-type="date" office:date-value="2015-11-23" calcext:value-type="date">
            <text:p>23</text:p>
          </table:table-cell>
          <table:table-cell table:style-name="ce805" office:value-type="date" office:date-value="2015-11-24" calcext:value-type="date">
            <text:p>24</text:p>
          </table:table-cell>
          <table:table-cell table:style-name="ce805" office:value-type="date" office:date-value="2015-11-25" calcext:value-type="date">
            <text:p>25</text:p>
          </table:table-cell>
          <table:table-cell table:style-name="ce805" office:value-type="date" office:date-value="2015-11-26" calcext:value-type="date">
            <text:p>26</text:p>
          </table:table-cell>
          <table:table-cell table:style-name="ce805" office:value-type="date" office:date-value="2015-11-27" calcext:value-type="date">
            <text:p>27</text:p>
          </table:table-cell>
          <table:table-cell table:style-name="ce811" office:value-type="date" office:date-value="2015-11-28" calcext:value-type="date">
            <text:p>28</text:p>
          </table:table-cell>
          <table:table-cell table:style-name="ce802" office:value-type="date" office:date-value="2015-11-29" calcext:value-type="date">
            <text:p>29</text:p>
          </table:table-cell>
          <table:table-cell table:style-name="ce805" office:value-type="date" office:date-value="2015-11-30" calcext:value-type="date">
            <text:p>30</text:p>
          </table:table-cell>
          <table:table-cell table:style-name="ce805" office:value-type="date" office:date-value="2015-12-01" calcext:value-type="date">
            <text:p>1</text:p>
          </table:table-cell>
          <table:table-cell table:style-name="ce805" office:value-type="date" office:date-value="2015-12-02" calcext:value-type="date">
            <text:p>2</text:p>
          </table:table-cell>
          <table:table-cell table:style-name="ce805" office:value-type="date" office:date-value="2015-12-03" calcext:value-type="date">
            <text:p>3</text:p>
          </table:table-cell>
          <table:table-cell table:style-name="ce805" office:value-type="date" office:date-value="2015-12-04" calcext:value-type="date">
            <text:p>4</text:p>
          </table:table-cell>
          <table:table-cell table:style-name="ce811" office:value-type="date" office:date-value="2015-12-05" calcext:value-type="date">
            <text:p>5</text:p>
          </table:table-cell>
          <table:table-cell table:style-name="ce802" office:value-type="date" office:date-value="2015-12-06" calcext:value-type="date">
            <text:p>6</text:p>
          </table:table-cell>
          <table:table-cell table:style-name="ce805" office:value-type="date" office:date-value="2015-12-07" calcext:value-type="date">
            <text:p>7</text:p>
          </table:table-cell>
          <table:table-cell table:style-name="ce805" office:value-type="date" office:date-value="2015-12-08" calcext:value-type="date">
            <text:p>8</text:p>
          </table:table-cell>
          <table:table-cell table:style-name="ce805" office:value-type="date" office:date-value="2015-12-09" calcext:value-type="date">
            <text:p>9</text:p>
          </table:table-cell>
          <table:table-cell table:style-name="ce805" office:value-type="date" office:date-value="2015-12-10" calcext:value-type="date">
            <text:p>10</text:p>
          </table:table-cell>
          <table:table-cell table:style-name="ce805" office:value-type="date" office:date-value="2015-12-11" calcext:value-type="date">
            <text:p>11</text:p>
          </table:table-cell>
          <table:table-cell table:style-name="ce811" office:value-type="date" office:date-value="2015-12-12" calcext:value-type="date">
            <text:p>12</text:p>
          </table:table-cell>
          <table:table-cell table:style-name="ce802" office:value-type="date" office:date-value="2015-12-13" calcext:value-type="date">
            <text:p>13</text:p>
          </table:table-cell>
          <table:table-cell table:style-name="ce805" office:value-type="date" office:date-value="2015-12-14" calcext:value-type="date">
            <text:p>14</text:p>
          </table:table-cell>
          <table:table-cell table:style-name="ce805" office:value-type="date" office:date-value="2015-12-15" calcext:value-type="date">
            <text:p>15</text:p>
          </table:table-cell>
          <table:table-cell table:style-name="ce805" office:value-type="date" office:date-value="2015-12-16" calcext:value-type="date">
            <text:p>16</text:p>
          </table:table-cell>
          <table:table-cell table:style-name="ce805" office:value-type="date" office:date-value="2015-12-17" calcext:value-type="date">
            <text:p>17</text:p>
          </table:table-cell>
          <table:table-cell table:style-name="ce805" office:value-type="date" office:date-value="2015-12-18" calcext:value-type="date">
            <text:p>18</text:p>
          </table:table-cell>
          <table:table-cell table:style-name="ce811" office:value-type="date" office:date-value="2015-12-19" calcext:value-type="date">
            <text:p>19</text:p>
          </table:table-cell>
          <table:table-cell table:style-name="ce802" office:value-type="date" office:date-value="2015-12-20" calcext:value-type="date">
            <text:p>20</text:p>
          </table:table-cell>
          <table:table-cell table:style-name="ce805" office:value-type="date" office:date-value="2015-12-21" calcext:value-type="date">
            <text:p>21</text:p>
          </table:table-cell>
          <table:table-cell table:style-name="ce805" office:value-type="date" office:date-value="2015-12-22" calcext:value-type="date">
            <text:p>22</text:p>
          </table:table-cell>
          <table:table-cell table:style-name="ce828" office:value-type="date" office:date-value="2015-12-23" calcext:value-type="date">
            <text:p>23</text:p>
          </table:table-cell>
          <table:table-cell table:style-name="ce805" office:value-type="date" office:date-value="2015-12-24" calcext:value-type="date">
            <text:p>24</text:p>
          </table:table-cell>
          <table:table-cell table:style-name="ce805" office:value-type="date" office:date-value="2015-12-25" calcext:value-type="date">
            <text:p>25</text:p>
          </table:table-cell>
          <table:table-cell table:style-name="ce811" office:value-type="date" office:date-value="2015-12-26" calcext:value-type="date">
            <text:p>26</text:p>
          </table:table-cell>
          <table:table-cell table:style-name="ce802" office:value-type="date" office:date-value="2015-12-27" calcext:value-type="date">
            <text:p>27</text:p>
          </table:table-cell>
          <table:table-cell table:style-name="ce805" office:value-type="date" office:date-value="2015-12-28" calcext:value-type="date">
            <text:p>28</text:p>
          </table:table-cell>
          <table:table-cell table:style-name="ce805" office:value-type="date" office:date-value="2015-12-29" calcext:value-type="date">
            <text:p>29</text:p>
          </table:table-cell>
          <table:table-cell table:style-name="ce828" office:value-type="date" office:date-value="2015-12-30" calcext:value-type="date">
            <text:p>30</text:p>
          </table:table-cell>
          <table:table-cell table:style-name="ce828" office:value-type="date" office:date-value="2015-12-31" calcext:value-type="date">
            <text:p>31</text:p>
          </table:table-cell>
          <table:table-cell table:style-name="ce805" office:value-type="date" office:date-value="2016-01-01" calcext:value-type="date">
            <text:p>1</text:p>
          </table:table-cell>
          <table:table-cell table:style-name="ce811" office:value-type="date" office:date-value="2016-01-02" calcext:value-type="date">
            <text:p>2</text:p>
          </table:table-cell>
          <table:table-cell table:style-name="ce802" office:value-type="date" office:date-value="2016-01-03" calcext:value-type="date">
            <text:p>3</text:p>
          </table:table-cell>
          <table:table-cell table:style-name="ce805" office:value-type="date" office:date-value="2016-01-04" calcext:value-type="date">
            <text:p>4</text:p>
          </table:table-cell>
          <table:table-cell table:style-name="ce805" office:value-type="date" office:date-value="2016-01-05" calcext:value-type="date">
            <text:p>5</text:p>
          </table:table-cell>
          <table:table-cell table:style-name="ce805" office:value-type="date" office:date-value="2016-01-06" calcext:value-type="date">
            <text:p>6</text:p>
          </table:table-cell>
          <table:table-cell table:style-name="ce805" office:value-type="date" office:date-value="2016-01-07" calcext:value-type="date">
            <text:p>7</text:p>
          </table:table-cell>
          <table:table-cell table:style-name="ce805" office:value-type="date" office:date-value="2016-01-08" calcext:value-type="date">
            <text:p>8</text:p>
          </table:table-cell>
          <table:table-cell table:style-name="ce811" office:value-type="date" office:date-value="2016-01-09" calcext:value-type="date">
            <text:p>9</text:p>
          </table:table-cell>
          <table:table-cell table:style-name="ce802" office:value-type="date" office:date-value="2016-01-10" calcext:value-type="date">
            <text:p>10</text:p>
          </table:table-cell>
          <table:table-cell table:style-name="ce805" office:value-type="date" office:date-value="2016-01-11" calcext:value-type="date">
            <text:p>11</text:p>
          </table:table-cell>
          <table:table-cell table:style-name="ce805" office:value-type="date" office:date-value="2016-01-12" calcext:value-type="date">
            <text:p>12</text:p>
          </table:table-cell>
          <table:table-cell table:style-name="ce805" office:value-type="date" office:date-value="2016-01-13" calcext:value-type="date">
            <text:p>13</text:p>
          </table:table-cell>
          <table:table-cell table:style-name="ce805" office:value-type="date" office:date-value="2016-01-14" calcext:value-type="date">
            <text:p>14</text:p>
          </table:table-cell>
          <table:table-cell table:style-name="ce805" office:value-type="date" office:date-value="2016-01-15" calcext:value-type="date">
            <text:p>15</text:p>
          </table:table-cell>
          <table:table-cell table:style-name="ce811" office:value-type="date" office:date-value="2016-01-16" calcext:value-type="date">
            <text:p>16</text:p>
          </table:table-cell>
          <table:table-cell table:style-name="ce802" office:value-type="date" office:date-value="2016-01-17" calcext:value-type="date">
            <text:p>17</text:p>
          </table:table-cell>
          <table:table-cell table:style-name="ce805" office:value-type="date" office:date-value="2016-01-18" calcext:value-type="date">
            <text:p>18</text:p>
          </table:table-cell>
          <table:table-cell table:style-name="ce805" office:value-type="date" office:date-value="2016-01-19" calcext:value-type="date">
            <text:p>19</text:p>
          </table:table-cell>
          <table:table-cell table:style-name="ce805" office:value-type="date" office:date-value="2016-01-20" calcext:value-type="date">
            <text:p>20</text:p>
          </table:table-cell>
          <table:table-cell table:style-name="ce805" office:value-type="date" office:date-value="2016-01-21" calcext:value-type="date">
            <text:p>21</text:p>
          </table:table-cell>
          <table:table-cell table:style-name="ce805" office:value-type="date" office:date-value="2016-01-22" calcext:value-type="date">
            <text:p>22</text:p>
          </table:table-cell>
          <table:table-cell table:style-name="ce811" office:value-type="date" office:date-value="2016-01-23" calcext:value-type="date">
            <text:p>23</text:p>
          </table:table-cell>
          <table:table-cell table:style-name="ce802" office:value-type="date" office:date-value="2016-01-24" calcext:value-type="date">
            <text:p>24</text:p>
          </table:table-cell>
          <table:table-cell table:style-name="ce805" office:value-type="date" office:date-value="2016-01-25" calcext:value-type="date">
            <text:p>25</text:p>
          </table:table-cell>
          <table:table-cell table:style-name="ce805" office:value-type="date" office:date-value="2016-01-26" calcext:value-type="date">
            <text:p>26</text:p>
          </table:table-cell>
          <table:table-cell table:style-name="ce805" office:value-type="date" office:date-value="2016-01-27" calcext:value-type="date">
            <text:p>27</text:p>
          </table:table-cell>
          <table:table-cell table:style-name="ce805" office:value-type="date" office:date-value="2016-01-28" calcext:value-type="date">
            <text:p>28</text:p>
          </table:table-cell>
          <table:table-cell table:style-name="ce805" office:value-type="date" office:date-value="2016-01-29" calcext:value-type="date">
            <text:p>29</text:p>
          </table:table-cell>
          <table:table-cell table:style-name="ce811" office:value-type="date" office:date-value="2016-01-30" calcext:value-type="date">
            <text:p>30</text:p>
          </table:table-cell>
          <table:table-cell table:style-name="ce802" office:value-type="date" office:date-value="2016-01-31" calcext:value-type="date">
            <text:p>31</text:p>
          </table:table-cell>
          <table:table-cell table:style-name="ce805" office:value-type="date" office:date-value="2016-02-01" calcext:value-type="date">
            <text:p>1</text:p>
          </table:table-cell>
          <table:table-cell table:style-name="ce805" office:value-type="date" office:date-value="2016-02-02" calcext:value-type="date">
            <text:p>2</text:p>
          </table:table-cell>
          <table:table-cell table:style-name="ce805" office:value-type="date" office:date-value="2016-02-03" calcext:value-type="date">
            <text:p>3</text:p>
          </table:table-cell>
          <table:table-cell table:style-name="ce805" office:value-type="date" office:date-value="2016-02-04" calcext:value-type="date">
            <text:p>4</text:p>
          </table:table-cell>
          <table:table-cell table:style-name="ce805" office:value-type="date" office:date-value="2016-02-05" calcext:value-type="date">
            <text:p>5</text:p>
          </table:table-cell>
          <table:table-cell table:style-name="ce811" office:value-type="date" office:date-value="2016-02-06" calcext:value-type="date">
            <text:p>6</text:p>
          </table:table-cell>
          <table:table-cell table:style-name="ce802" office:value-type="date" office:date-value="2016-02-07" calcext:value-type="date">
            <text:p>7</text:p>
          </table:table-cell>
          <table:table-cell table:style-name="ce805" office:value-type="date" office:date-value="2016-02-08" calcext:value-type="date">
            <text:p>8</text:p>
          </table:table-cell>
          <table:table-cell table:style-name="ce805" office:value-type="date" office:date-value="2016-02-09" calcext:value-type="date">
            <text:p>9</text:p>
          </table:table-cell>
          <table:table-cell table:style-name="ce805" office:value-type="date" office:date-value="2016-02-10" calcext:value-type="date">
            <text:p>10</text:p>
          </table:table-cell>
          <table:table-cell table:style-name="ce805" office:value-type="date" office:date-value="2016-02-11" calcext:value-type="date">
            <text:p>11</text:p>
          </table:table-cell>
          <table:table-cell table:style-name="ce805" office:value-type="date" office:date-value="2016-02-12" calcext:value-type="date">
            <text:p>12</text:p>
          </table:table-cell>
          <table:table-cell table:style-name="ce811" office:value-type="date" office:date-value="2016-02-13" calcext:value-type="date">
            <text:p>13</text:p>
          </table:table-cell>
          <table:table-cell table:style-name="ce802" office:value-type="date" office:date-value="2016-02-14" calcext:value-type="date">
            <text:p>14</text:p>
          </table:table-cell>
          <table:table-cell table:style-name="ce805" office:value-type="date" office:date-value="2016-02-15" calcext:value-type="date">
            <text:p>15</text:p>
          </table:table-cell>
          <table:table-cell table:style-name="ce805" office:value-type="date" office:date-value="2016-02-16" calcext:value-type="date">
            <text:p>16</text:p>
          </table:table-cell>
          <table:table-cell table:style-name="ce805" office:value-type="date" office:date-value="2016-02-17" calcext:value-type="date">
            <text:p>17</text:p>
          </table:table-cell>
          <table:table-cell table:style-name="ce805" office:value-type="date" office:date-value="2016-02-18" calcext:value-type="date">
            <text:p>18</text:p>
          </table:table-cell>
          <table:table-cell table:style-name="ce805" office:value-type="date" office:date-value="2016-02-19" calcext:value-type="date">
            <text:p>19</text:p>
          </table:table-cell>
          <table:table-cell table:style-name="ce811" office:value-type="date" office:date-value="2016-02-20" calcext:value-type="date">
            <text:p>20</text:p>
          </table:table-cell>
          <table:table-cell table:style-name="ce802" office:value-type="date" office:date-value="2016-02-21" calcext:value-type="date">
            <text:p>21</text:p>
          </table:table-cell>
          <table:table-cell table:style-name="ce805" office:value-type="date" office:date-value="2016-02-22" calcext:value-type="date">
            <text:p>22</text:p>
          </table:table-cell>
          <table:table-cell table:style-name="ce805" office:value-type="date" office:date-value="2016-02-23" calcext:value-type="date">
            <text:p>23</text:p>
          </table:table-cell>
          <table:table-cell table:style-name="ce805" office:value-type="date" office:date-value="2016-02-24" calcext:value-type="date">
            <text:p>24</text:p>
          </table:table-cell>
          <table:table-cell table:style-name="ce805" office:value-type="date" office:date-value="2016-02-25" calcext:value-type="date">
            <text:p>25</text:p>
          </table:table-cell>
          <table:table-cell table:style-name="ce805" office:value-type="date" office:date-value="2016-02-26" calcext:value-type="date">
            <text:p>26</text:p>
          </table:table-cell>
          <table:table-cell table:style-name="ce811" office:value-type="date" office:date-value="2016-02-27" calcext:value-type="date">
            <text:p>27</text:p>
          </table:table-cell>
          <table:table-cell table:style-name="ce802" office:value-type="date" office:date-value="2016-02-28" calcext:value-type="date">
            <text:p>28</text:p>
          </table:table-cell>
          <table:table-cell table:style-name="ce805" office:value-type="date" office:date-value="2016-02-29" calcext:value-type="date">
            <text:p>29</text:p>
          </table:table-cell>
          <table:table-cell table:style-name="ce805" office:value-type="date" office:date-value="2016-03-01" calcext:value-type="date">
            <text:p>1</text:p>
          </table:table-cell>
          <table:table-cell table:style-name="ce805" office:value-type="date" office:date-value="2016-03-02" calcext:value-type="date">
            <text:p>2</text:p>
          </table:table-cell>
          <table:table-cell table:style-name="ce805" office:value-type="date" office:date-value="2016-03-03" calcext:value-type="date">
            <text:p>3</text:p>
          </table:table-cell>
          <table:table-cell table:style-name="ce805" office:value-type="date" office:date-value="2016-03-04" calcext:value-type="date">
            <text:p>4</text:p>
          </table:table-cell>
          <table:table-cell table:style-name="ce811" office:value-type="date" office:date-value="2016-03-05" calcext:value-type="date">
            <text:p>5</text:p>
          </table:table-cell>
          <table:table-cell table:style-name="ce802" office:value-type="date" office:date-value="2016-03-06" calcext:value-type="date">
            <text:p>6</text:p>
          </table:table-cell>
          <table:table-cell table:style-name="ce805" office:value-type="date" office:date-value="2016-03-07" calcext:value-type="date">
            <text:p>7</text:p>
          </table:table-cell>
          <table:table-cell table:style-name="ce805" office:value-type="date" office:date-value="2016-03-08" calcext:value-type="date">
            <text:p>8</text:p>
          </table:table-cell>
          <table:table-cell table:style-name="ce805" office:value-type="date" office:date-value="2016-03-09" calcext:value-type="date">
            <text:p>9</text:p>
          </table:table-cell>
          <table:table-cell table:style-name="ce805" office:value-type="date" office:date-value="2016-03-10" calcext:value-type="date">
            <text:p>10</text:p>
          </table:table-cell>
          <table:table-cell table:style-name="ce805" office:value-type="date" office:date-value="2016-03-11" calcext:value-type="date">
            <text:p>11</text:p>
          </table:table-cell>
          <table:table-cell table:style-name="ce811" office:value-type="date" office:date-value="2016-03-12" calcext:value-type="date">
            <text:p>12</text:p>
          </table:table-cell>
          <table:table-cell table:style-name="ce802" office:value-type="date" office:date-value="2016-03-13" calcext:value-type="date">
            <text:p>13</text:p>
          </table:table-cell>
          <table:table-cell table:style-name="ce805" office:value-type="date" office:date-value="2016-03-14" calcext:value-type="date">
            <text:p>14</text:p>
          </table:table-cell>
          <table:table-cell table:style-name="ce805" office:value-type="date" office:date-value="2016-03-15" calcext:value-type="date">
            <text:p>15</text:p>
          </table:table-cell>
          <table:table-cell table:style-name="ce805" office:value-type="date" office:date-value="2016-03-16" calcext:value-type="date">
            <text:p>16</text:p>
          </table:table-cell>
          <table:table-cell table:style-name="ce805" office:value-type="date" office:date-value="2016-03-17" calcext:value-type="date">
            <text:p>17</text:p>
          </table:table-cell>
          <table:table-cell table:style-name="ce805" office:value-type="date" office:date-value="2016-03-18" calcext:value-type="date">
            <text:p>18</text:p>
          </table:table-cell>
          <table:table-cell table:style-name="ce811" office:value-type="date" office:date-value="2016-03-19" calcext:value-type="date">
            <text:p>19</text:p>
          </table:table-cell>
          <table:table-cell table:style-name="ce802" office:value-type="date" office:date-value="2016-03-20" calcext:value-type="date">
            <text:p>20</text:p>
          </table:table-cell>
          <table:table-cell table:style-name="ce805" office:value-type="date" office:date-value="2016-03-21" calcext:value-type="date">
            <text:p>21</text:p>
          </table:table-cell>
          <table:table-cell table:style-name="ce805" office:value-type="date" office:date-value="2016-03-22" calcext:value-type="date">
            <text:p>22</text:p>
          </table:table-cell>
          <table:table-cell table:style-name="ce805" office:value-type="date" office:date-value="2016-03-23" calcext:value-type="date">
            <text:p>23</text:p>
          </table:table-cell>
          <table:table-cell table:style-name="ce805" office:value-type="date" office:date-value="2016-03-24" calcext:value-type="date">
            <text:p>24</text:p>
          </table:table-cell>
          <table:table-cell table:style-name="ce805" office:value-type="date" office:date-value="2016-03-25" calcext:value-type="date">
            <text:p>25</text:p>
          </table:table-cell>
          <table:table-cell table:style-name="ce811" office:value-type="date" office:date-value="2016-03-26" calcext:value-type="date">
            <text:p>26</text:p>
          </table:table-cell>
          <table:table-cell table:style-name="ce802" office:value-type="date" office:date-value="2016-03-27" calcext:value-type="date">
            <text:p>27</text:p>
          </table:table-cell>
          <table:table-cell table:style-name="ce805" office:value-type="date" office:date-value="2016-03-28" calcext:value-type="date">
            <text:p>28</text:p>
          </table:table-cell>
          <table:table-cell table:style-name="ce805" office:value-type="date" office:date-value="2016-03-29" calcext:value-type="date">
            <text:p>29</text:p>
          </table:table-cell>
          <table:table-cell table:style-name="ce805" office:value-type="date" office:date-value="2016-03-30" calcext:value-type="date">
            <text:p>30</text:p>
          </table:table-cell>
          <table:table-cell table:style-name="ce805" office:value-type="date" office:date-value="2016-03-31" calcext:value-type="date">
            <text:p>31</text:p>
          </table:table-cell>
          <table:table-cell table:style-name="ce805" office:value-type="date" office:date-value="2016-04-01" calcext:value-type="date">
            <text:p>1</text:p>
          </table:table-cell>
          <table:table-cell table:style-name="ce811" office:value-type="date" office:date-value="2016-04-02" calcext:value-type="date">
            <text:p>2</text:p>
          </table:table-cell>
          <table:table-cell table:style-name="ce802" office:value-type="date" office:date-value="2016-04-03" calcext:value-type="date">
            <text:p>3</text:p>
          </table:table-cell>
          <table:table-cell table:style-name="ce805" office:value-type="date" office:date-value="2016-04-04" calcext:value-type="date">
            <text:p>4</text:p>
          </table:table-cell>
          <table:table-cell table:style-name="ce805" office:value-type="date" office:date-value="2016-04-05" calcext:value-type="date">
            <text:p>5</text:p>
          </table:table-cell>
          <table:table-cell table:style-name="ce805" office:value-type="date" office:date-value="2016-04-06" calcext:value-type="date">
            <text:p>6</text:p>
          </table:table-cell>
          <table:table-cell table:style-name="ce805" office:value-type="date" office:date-value="2016-04-07" calcext:value-type="date">
            <text:p>7</text:p>
          </table:table-cell>
          <table:table-cell table:style-name="ce805" office:value-type="date" office:date-value="2016-04-08" calcext:value-type="date">
            <text:p>8</text:p>
          </table:table-cell>
          <table:table-cell table:style-name="ce811" office:value-type="date" office:date-value="2016-04-09" calcext:value-type="date">
            <text:p>9</text:p>
          </table:table-cell>
          <table:table-cell table:style-name="ce802" office:value-type="date" office:date-value="2016-04-10" calcext:value-type="date">
            <text:p>10</text:p>
          </table:table-cell>
          <table:table-cell table:style-name="ce805" office:value-type="date" office:date-value="2016-04-11" calcext:value-type="date">
            <text:p>11</text:p>
          </table:table-cell>
          <table:table-cell table:style-name="ce805" office:value-type="date" office:date-value="2016-04-12" calcext:value-type="date">
            <text:p>12</text:p>
          </table:table-cell>
          <table:table-cell table:style-name="ce805" office:value-type="date" office:date-value="2016-04-13" calcext:value-type="date">
            <text:p>13</text:p>
          </table:table-cell>
          <table:table-cell table:style-name="ce805" office:value-type="date" office:date-value="2016-04-14" calcext:value-type="date">
            <text:p>14</text:p>
          </table:table-cell>
          <table:table-cell table:style-name="ce805" office:value-type="date" office:date-value="2016-04-15" calcext:value-type="date">
            <text:p>15</text:p>
          </table:table-cell>
          <table:table-cell table:style-name="ce811" office:value-type="date" office:date-value="2016-04-16" calcext:value-type="date">
            <text:p>16</text:p>
          </table:table-cell>
          <table:table-cell table:style-name="ce802" office:value-type="date" office:date-value="2016-04-17" calcext:value-type="date">
            <text:p>17</text:p>
          </table:table-cell>
          <table:table-cell table:style-name="ce805" office:value-type="date" office:date-value="2016-04-18" calcext:value-type="date">
            <text:p>18</text:p>
          </table:table-cell>
          <table:table-cell table:style-name="ce805" office:value-type="date" office:date-value="2016-04-19" calcext:value-type="date">
            <text:p>19</text:p>
          </table:table-cell>
          <table:table-cell table:style-name="ce805" office:value-type="date" office:date-value="2016-04-20" calcext:value-type="date">
            <text:p>20</text:p>
          </table:table-cell>
          <table:table-cell table:style-name="ce805" office:value-type="date" office:date-value="2016-04-21" calcext:value-type="date">
            <text:p>21</text:p>
          </table:table-cell>
          <table:table-cell table:style-name="ce805" office:value-type="date" office:date-value="2016-04-22" calcext:value-type="date">
            <text:p>22</text:p>
          </table:table-cell>
          <table:table-cell table:style-name="ce811" office:value-type="date" office:date-value="2016-04-23" calcext:value-type="date">
            <text:p>23</text:p>
          </table:table-cell>
          <table:table-cell table:style-name="ce802" office:value-type="date" office:date-value="2016-04-24" calcext:value-type="date">
            <text:p>24</text:p>
          </table:table-cell>
          <table:table-cell table:style-name="ce805" office:value-type="date" office:date-value="2016-04-25" calcext:value-type="date">
            <text:p>25</text:p>
          </table:table-cell>
          <table:table-cell table:style-name="ce805" office:value-type="date" office:date-value="2016-04-26" calcext:value-type="date">
            <text:p>26</text:p>
          </table:table-cell>
          <table:table-cell table:style-name="ce805" office:value-type="date" office:date-value="2016-04-27" calcext:value-type="date">
            <text:p>27</text:p>
          </table:table-cell>
          <table:table-cell table:style-name="ce805" office:value-type="date" office:date-value="2016-04-28" calcext:value-type="date">
            <text:p>28</text:p>
          </table:table-cell>
          <table:table-cell table:style-name="ce805" office:value-type="date" office:date-value="2016-04-29" calcext:value-type="date">
            <text:p>29</text:p>
          </table:table-cell>
          <table:table-cell table:style-name="ce811" office:value-type="date" office:date-value="2016-04-30" calcext:value-type="date">
            <text:p>30</text:p>
          </table:table-cell>
          <table:table-cell table:style-name="ce802" office:value-type="date" office:date-value="2016-05-01" calcext:value-type="date">
            <text:p>1</text:p>
          </table:table-cell>
          <table:table-cell table:style-name="ce805" office:value-type="date" office:date-value="2016-05-02" calcext:value-type="date">
            <text:p>2</text:p>
          </table:table-cell>
          <table:table-cell table:style-name="ce805" office:value-type="date" office:date-value="2016-05-03" calcext:value-type="date">
            <text:p>3</text:p>
          </table:table-cell>
          <table:table-cell table:style-name="ce805" office:value-type="date" office:date-value="2016-05-04" calcext:value-type="date">
            <text:p>4</text:p>
          </table:table-cell>
          <table:table-cell table:style-name="ce805" office:value-type="date" office:date-value="2016-05-05" calcext:value-type="date">
            <text:p>5</text:p>
          </table:table-cell>
          <table:table-cell table:style-name="ce805" office:value-type="date" office:date-value="2016-05-06" calcext:value-type="date">
            <text:p>6</text:p>
          </table:table-cell>
          <table:table-cell table:style-name="ce811" office:value-type="date" office:date-value="2016-05-07" calcext:value-type="date">
            <text:p>7</text:p>
          </table:table-cell>
          <table:table-cell table:style-name="ce802" office:value-type="date" office:date-value="2016-05-08" calcext:value-type="date">
            <text:p>8</text:p>
          </table:table-cell>
          <table:table-cell table:style-name="ce805" office:value-type="date" office:date-value="2016-05-09" calcext:value-type="date">
            <text:p>9</text:p>
          </table:table-cell>
          <table:table-cell table:style-name="ce805" office:value-type="date" office:date-value="2016-05-10" calcext:value-type="date">
            <text:p>10</text:p>
          </table:table-cell>
          <table:table-cell table:style-name="ce805" office:value-type="date" office:date-value="2016-05-11" calcext:value-type="date">
            <text:p>11</text:p>
          </table:table-cell>
          <table:table-cell table:style-name="ce805" office:value-type="date" office:date-value="2016-05-12" calcext:value-type="date">
            <text:p>12</text:p>
          </table:table-cell>
          <table:table-cell table:style-name="ce805" office:value-type="date" office:date-value="2016-05-13" calcext:value-type="date">
            <text:p>13</text:p>
          </table:table-cell>
          <table:table-cell table:style-name="ce811" office:value-type="date" office:date-value="2016-05-14" calcext:value-type="date">
            <text:p>14</text:p>
          </table:table-cell>
          <table:table-cell table:style-name="ce802" office:value-type="date" office:date-value="2016-05-15" calcext:value-type="date">
            <text:p>15</text:p>
          </table:table-cell>
          <table:table-cell table:style-name="ce805" office:value-type="date" office:date-value="2016-05-16" calcext:value-type="date">
            <text:p>16</text:p>
          </table:table-cell>
          <table:table-cell table:style-name="ce805" office:value-type="date" office:date-value="2016-05-17" calcext:value-type="date">
            <text:p>17</text:p>
          </table:table-cell>
          <table:table-cell table:style-name="ce805" office:value-type="date" office:date-value="2016-05-18" calcext:value-type="date">
            <text:p>18</text:p>
          </table:table-cell>
          <table:table-cell table:style-name="ce805" office:value-type="date" office:date-value="2016-05-19" calcext:value-type="date">
            <text:p>19</text:p>
          </table:table-cell>
          <table:table-cell table:style-name="ce805" office:value-type="date" office:date-value="2016-05-20" calcext:value-type="date">
            <text:p>20</text:p>
          </table:table-cell>
          <table:table-cell table:style-name="ce811" office:value-type="date" office:date-value="2016-05-21" calcext:value-type="date">
            <text:p>21</text:p>
          </table:table-cell>
          <table:table-cell table:style-name="ce802" office:value-type="date" office:date-value="2016-05-22" calcext:value-type="date">
            <text:p>22</text:p>
          </table:table-cell>
          <table:table-cell table:style-name="ce805" office:value-type="date" office:date-value="2016-05-23" calcext:value-type="date">
            <text:p>23</text:p>
          </table:table-cell>
          <table:table-cell table:style-name="ce805" office:value-type="date" office:date-value="2016-05-24" calcext:value-type="date">
            <text:p>24</text:p>
          </table:table-cell>
          <table:table-cell table:style-name="ce805" office:value-type="date" office:date-value="2016-05-25" calcext:value-type="date">
            <text:p>25</text:p>
          </table:table-cell>
          <table:table-cell table:style-name="ce805" office:value-type="date" office:date-value="2016-05-26" calcext:value-type="date">
            <text:p>26</text:p>
          </table:table-cell>
          <table:table-cell table:style-name="ce805" office:value-type="date" office:date-value="2016-05-27" calcext:value-type="date">
            <text:p>27</text:p>
          </table:table-cell>
          <table:table-cell table:style-name="ce811" office:value-type="date" office:date-value="2016-05-28" calcext:value-type="date">
            <text:p>28</text:p>
          </table:table-cell>
          <table:table-cell table:style-name="ce802" office:value-type="date" office:date-value="2016-05-29" calcext:value-type="date">
            <text:p>29</text:p>
          </table:table-cell>
          <table:table-cell table:style-name="ce805" office:value-type="date" office:date-value="2016-05-30" calcext:value-type="date">
            <text:p>30</text:p>
          </table:table-cell>
          <table:table-cell table:style-name="ce805" office:value-type="date" office:date-value="2016-05-31" calcext:value-type="date">
            <text:p>31</text:p>
          </table:table-cell>
          <table:table-cell table:style-name="ce805" office:value-type="date" office:date-value="2016-06-01" calcext:value-type="date">
            <text:p>1</text:p>
          </table:table-cell>
          <table:table-cell table:style-name="ce805" office:value-type="date" office:date-value="2016-06-02" calcext:value-type="date">
            <text:p>2</text:p>
          </table:table-cell>
          <table:table-cell table:style-name="ce805" office:value-type="date" office:date-value="2016-06-03" calcext:value-type="date">
            <text:p>3</text:p>
          </table:table-cell>
          <table:table-cell table:style-name="ce811" office:value-type="date" office:date-value="2016-06-04" calcext:value-type="date">
            <text:p>4</text:p>
          </table:table-cell>
          <table:table-cell table:style-name="ce802" office:value-type="date" office:date-value="2016-06-05" calcext:value-type="date">
            <text:p>5</text:p>
          </table:table-cell>
          <table:table-cell table:style-name="ce805" office:value-type="date" office:date-value="2016-06-06" calcext:value-type="date">
            <text:p>6</text:p>
          </table:table-cell>
          <table:table-cell table:style-name="ce805" office:value-type="date" office:date-value="2016-06-07" calcext:value-type="date">
            <text:p>7</text:p>
          </table:table-cell>
          <table:table-cell table:style-name="ce805" office:value-type="date" office:date-value="2016-06-08" calcext:value-type="date">
            <text:p>8</text:p>
          </table:table-cell>
          <table:table-cell table:style-name="ce805" office:value-type="date" office:date-value="2016-06-09" calcext:value-type="date">
            <text:p>9</text:p>
          </table:table-cell>
          <table:table-cell table:style-name="ce805" office:value-type="date" office:date-value="2016-06-10" calcext:value-type="date">
            <text:p>10</text:p>
          </table:table-cell>
          <table:table-cell table:style-name="ce811" office:value-type="date" office:date-value="2016-06-11" calcext:value-type="date">
            <text:p>11</text:p>
          </table:table-cell>
          <table:table-cell table:style-name="ce802" office:value-type="date" office:date-value="2016-06-12" calcext:value-type="date">
            <text:p>12</text:p>
          </table:table-cell>
          <table:table-cell table:style-name="ce805" office:value-type="date" office:date-value="2016-06-13" calcext:value-type="date">
            <text:p>13</text:p>
          </table:table-cell>
          <table:table-cell table:style-name="ce805" office:value-type="date" office:date-value="2016-06-14" calcext:value-type="date">
            <text:p>14</text:p>
          </table:table-cell>
          <table:table-cell table:style-name="ce805" office:value-type="date" office:date-value="2016-06-15" calcext:value-type="date">
            <text:p>15</text:p>
          </table:table-cell>
          <table:table-cell table:style-name="ce805" office:value-type="date" office:date-value="2016-06-16" calcext:value-type="date">
            <text:p>16</text:p>
          </table:table-cell>
          <table:table-cell table:style-name="ce805" office:value-type="date" office:date-value="2016-06-17" calcext:value-type="date">
            <text:p>17</text:p>
          </table:table-cell>
          <table:table-cell table:style-name="ce811" office:value-type="date" office:date-value="2016-06-18" calcext:value-type="date">
            <text:p>18</text:p>
          </table:table-cell>
          <table:table-cell table:style-name="ce802" office:value-type="date" office:date-value="2016-06-19" calcext:value-type="date">
            <text:p>19</text:p>
          </table:table-cell>
          <table:table-cell table:style-name="ce805" office:value-type="date" office:date-value="2016-06-20" calcext:value-type="date">
            <text:p>20</text:p>
          </table:table-cell>
          <table:table-cell table:style-name="ce805" office:value-type="date" office:date-value="2016-06-21" calcext:value-type="date">
            <text:p>21</text:p>
          </table:table-cell>
          <table:table-cell table:style-name="ce805" office:value-type="date" office:date-value="2016-06-22" calcext:value-type="date">
            <text:p>22</text:p>
          </table:table-cell>
          <table:table-cell table:style-name="ce805" office:value-type="date" office:date-value="2016-06-23" calcext:value-type="date">
            <text:p>23</text:p>
          </table:table-cell>
          <table:table-cell table:style-name="ce805" office:value-type="date" office:date-value="2016-06-24" calcext:value-type="date">
            <text:p>24</text:p>
          </table:table-cell>
          <table:table-cell table:style-name="ce811" office:value-type="date" office:date-value="2016-06-25" calcext:value-type="date">
            <text:p>25</text:p>
          </table:table-cell>
          <table:table-cell table:style-name="ce802" office:value-type="date" office:date-value="2016-06-26" calcext:value-type="date">
            <text:p>26</text:p>
          </table:table-cell>
          <table:table-cell table:style-name="ce805" office:value-type="date" office:date-value="2016-06-27" calcext:value-type="date">
            <text:p>27</text:p>
          </table:table-cell>
          <table:table-cell table:style-name="ce805" office:value-type="date" office:date-value="2016-06-28" calcext:value-type="date">
            <text:p>28</text:p>
          </table:table-cell>
          <table:table-cell table:style-name="ce805" office:value-type="date" office:date-value="2016-06-29" calcext:value-type="date">
            <text:p>29</text:p>
          </table:table-cell>
          <table:table-cell table:style-name="ce805" office:value-type="date" office:date-value="2016-06-30" calcext:value-type="date">
            <text:p>30</text:p>
          </table:table-cell>
          <table:table-cell table:style-name="ce805" office:value-type="date" office:date-value="2016-07-01" calcext:value-type="date">
            <text:p>1</text:p>
          </table:table-cell>
          <table:table-cell table:style-name="ce811" office:value-type="date" office:date-value="2016-07-02" calcext:value-type="date">
            <text:p>2</text:p>
          </table:table-cell>
          <table:table-cell table:style-name="ce802" office:value-type="date" office:date-value="2016-07-03" calcext:value-type="date">
            <text:p>3</text:p>
          </table:table-cell>
          <table:table-cell table:style-name="ce805" office:value-type="date" office:date-value="2016-07-04" calcext:value-type="date">
            <text:p>4</text:p>
          </table:table-cell>
          <table:table-cell table:style-name="ce805" office:value-type="date" office:date-value="2016-07-05" calcext:value-type="date">
            <text:p>5</text:p>
          </table:table-cell>
          <table:table-cell table:style-name="ce805" office:value-type="date" office:date-value="2016-07-06" calcext:value-type="date">
            <text:p>6</text:p>
          </table:table-cell>
          <table:table-cell table:style-name="ce805" office:value-type="date" office:date-value="2016-07-07" calcext:value-type="date">
            <text:p>7</text:p>
          </table:table-cell>
          <table:table-cell table:style-name="ce805" office:value-type="date" office:date-value="2016-07-08" calcext:value-type="date">
            <text:p>8</text:p>
          </table:table-cell>
          <table:table-cell table:style-name="ce811" office:value-type="date" office:date-value="2016-07-09" calcext:value-type="date">
            <text:p>9</text:p>
          </table:table-cell>
          <table:table-cell table:style-name="ce802" office:value-type="date" office:date-value="2016-07-10" calcext:value-type="date">
            <text:p>10</text:p>
          </table:table-cell>
          <table:table-cell table:style-name="ce805" office:value-type="date" office:date-value="2016-07-11" calcext:value-type="date">
            <text:p>11</text:p>
          </table:table-cell>
          <table:table-cell table:style-name="ce805" office:value-type="date" office:date-value="2016-07-12" calcext:value-type="date">
            <text:p>12</text:p>
          </table:table-cell>
          <table:table-cell table:style-name="ce830" table:number-columns-repeated="767"/>
        </table:table-row>
        <table:table-row table:style-name="ro10">
          <table:covered-table-cell table:number-columns-repeated="5" table:style-name="ce783"/>
          <table:table-cell table:style-name="ce789" office:value-type="string" calcext:value-type="string">
            <text:p>薬品整理</text:p>
          </table:table-cell>
          <table:table-cell table:style-name="ce790" office:value-type="string" calcext:value-type="string" table:number-columns-spanned="2" table:number-rows-spanned="1">
            <text:p>検血</text:p>
          </table:table-cell>
          <table:covered-table-cell table:style-name="ce790"/>
          <table:table-cell table:style-name="ce799" office:value-type="string" calcext:value-type="string">
            <text:p>透析</text:p>
          </table:table-cell>
          <table:table-cell table:style-name="ce803" office:value-type="string" calcext:value-type="string">
            <text:p>○</text:p>
          </table:table-cell>
          <table:table-cell table:style-name="ce806" table:number-columns-repeated="2"/>
          <table:table-cell table:style-name="ce798"/>
          <table:table-cell table:style-name="ce806" table:number-columns-repeated="3"/>
          <table:table-cell table:style-name="ce798"/>
          <table:table-cell table:style-name="ce806" table:number-columns-repeated="2"/>
          <table:table-cell table:style-name="ce814"/>
          <table:table-cell table:style-name="ce806" table:number-columns-repeated="100"/>
          <table:table-cell table:style-name="ce798"/>
          <table:table-cell table:style-name="ce806" table:number-columns-repeated="903"/>
        </table:table-row>
        <table:table-row table:style-name="ro10">
          <table:covered-table-cell table:number-columns-repeated="5" table:style-name="ce783"/>
          <table:table-cell table:style-name="ce790" office:value-type="string" calcext:value-type="string">
            <text:p>クリップボードから薬品名抽出</text:p>
          </table:table-cell>
          <table:table-cell table:style-name="ce789" office:value-type="string" calcext:value-type="string" table:number-columns-spanned="2" table:number-rows-spanned="1">
            <text:p>画像・処置</text:p>
          </table:table-cell>
          <table:covered-table-cell table:style-name="ce789"/>
          <table:table-cell table:style-name="ce800" office:value-type="string" calcext:value-type="string">
            <text:p>月水金</text:p>
          </table:table-cell>
          <table:table-cell table:style-name="ce803" office:value-type="string" calcext:value-type="string">
            <text:p>胸Xp</text:p>
          </table:table-cell>
          <table:table-cell table:style-name="ce807" table:number-columns-repeated="2"/>
          <table:table-cell table:style-name="ce808"/>
          <table:table-cell table:style-name="ce807" table:number-columns-repeated="5"/>
          <table:table-cell table:style-name="ce806"/>
          <table:table-cell table:style-name="ce815"/>
          <table:table-cell table:style-name="ce824"/>
          <table:table-cell table:style-name="ce807"/>
          <table:table-cell table:style-name="ce806"/>
          <table:table-cell table:style-name="ce824"/>
          <table:table-cell table:style-name="ce806" table:number-columns-repeated="96"/>
          <table:table-cell table:style-name="ce798"/>
          <table:table-cell table:style-name="ce806" table:number-columns-repeated="105"/>
          <table:table-cell table:style-name="ce807" table:number-columns-repeated="15"/>
          <table:table-cell table:style-name="ce806" table:number-columns-repeated="783"/>
        </table:table-row>
        <table:table-row table:style-name="ro10">
          <table:table-cell table:style-name="ce784" table:number-columns-repeated="5"/>
          <table:table-cell table:style-name="ce791" office:value-type="string" calcext:value-type="string">
            <text:p>黒</text:p>
          </table:table-cell>
          <table:table-cell table:style-name="ce796" table:number-columns-repeated="3"/>
          <table:table-cell table:style-name="ce804" table:number-columns-repeated="10"/>
          <table:table-cell table:style-name="ce816"/>
          <table:table-cell table:style-name="ce804" table:number-columns-repeated="1004"/>
        </table:table-row>
        <table:table-row table:style-name="ro10" table:number-rows-repeated="6">
          <table:table-cell table:number-columns-repeated="19"/>
          <table:table-cell table:style-name="ce812"/>
          <table:table-cell table:number-columns-repeated="1004"/>
        </table:table-row>
        <table:table-row table:style-name="ro10">
          <table:table-cell table:style-name="ce786" table:number-columns-repeated="5"/>
          <table:table-cell table:style-name="ce793"/>
          <table:table-cell table:style-name="ce786" table:number-columns-repeated="13"/>
          <table:table-cell table:style-name="ce817"/>
          <table:table-cell table:style-name="ce786" table:number-columns-repeated="100"/>
          <table:table-cell table:style-name="ce829"/>
          <table:table-cell table:style-name="ce786" table:number-columns-repeated="903"/>
        </table:table-row>
        <table:table-row table:style-name="ro10">
          <table:table-cell table:number-columns-repeated="13"/>
          <table:table-cell table:style-name="ce809"/>
          <table:table-cell table:number-columns-repeated="5"/>
          <table:table-cell table:style-name="ce812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812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table:table-column table:style-name="co32" table:default-cell-style-name="ce630"/>
        <table:table-column table:style-name="co33" table:default-cell-style-name="ce630"/>
        <table:table-column table:style-name="co34" table:default-cell-style-name="ce630"/>
        <table:table-column table:style-name="co35" table:default-cell-style-name="ce729"/>
        <table:table-column table:style-name="co36" table:default-cell-style-name="ce630"/>
        <table:table-column table:style-name="co37" table:default-cell-style-name="ce758"/>
        <table:table-column table:style-name="co38" table:number-columns-repeated="3" table:default-cell-style-name="ce758"/>
        <table:table-column table:style-name="co39" table:default-cell-style-name="ce630"/>
        <table:table-column table:style-name="co40" table:default-cell-style-name="ce630"/>
        <table:table-column table:style-name="co41" table:default-cell-style-name="ce630"/>
        <table:table-column table:style-name="co42" table:default-cell-style-name="ce630"/>
        <table:table-column table:style-name="co13" table:number-columns-repeated="243" table:default-cell-style-name="ce630"/>
        <table:table-column table:style-name="co13" table:number-columns-repeated="767" table:default-cell-style-name="ce677"/>
        <table:table-column table:style-name="co13" table:default-cell-style-name="ce342"/>
        <table:table-row table:style-name="ro6">
          <table:table-cell table:style-name="ce698" office:value-type="string" calcext:value-type="string" table:number-columns-spanned="1" table:number-rows-spanned="2">
            <text:p>行追加</text:p>
          </table:table-cell>
          <table:table-cell table:style-name="ce698" office:value-type="string" calcext:value-type="string" table:number-columns-spanned="1" table:number-rows-spanned="2">
            <text:p>行区切</text:p>
          </table:table-cell>
          <table:table-cell table:style-name="ce707" office:value-type="string" calcext:value-type="string">
            <text:p>一覧へ</text:p>
          </table:table-cell>
          <table:table-cell table:style-name="ce723" office:value-type="string" calcext:value-type="string">
            <text:p>経過へ</text:p>
          </table:table-cell>
          <table:table-cell table:style-name="ce734" office:value-type="string" calcext:value-type="string" table:number-columns-spanned="1" table:number-rows-spanned="2">
            <text:p>定型句</text:p>
          </table:table-cell>
          <table:table-cell table:style-name="ce749"/>
          <table:table-cell table:style-name="ce761" office:value-type="string" calcext:value-type="string" table:number-columns-spanned="1" table:number-rows-spanned="2">
            <text:p>履歴</text:p>
          </table:table-cell>
          <table:table-cell table:style-name="ce761" office:value-type="string" calcext:value-type="string" table:number-columns-spanned="1" table:number-rows-spanned="2">
            <text:p>日付挿入</text:p>
          </table:table-cell>
          <table:table-cell table:style-name="ce761" office:value-type="string" calcext:value-type="string" table:number-columns-spanned="1" table:number-rows-spanned="2">
            <text:p>日付前へ</text:p>
          </table:table-cell>
          <table:table-cell table:style-name="ce771" office:value-type="string" calcext:value-type="string">
            <text:p>COPY</text:p>
          </table:table-cell>
          <table:table-cell table:style-name="ce773" office:value-type="string" calcext:value-type="string">
            <text:p>退院ｻﾏﾘ</text:p>
          </table:table-cell>
          <table:table-cell table:style-name="ce773" office:value-type="string" calcext:value-type="string">
            <text:p>#分離</text:p>
          </table:table-cell>
          <table:table-cell table:number-columns-repeated="242"/>
          <table:table-cell table:style-name="ce677" table:number-columns-repeated="2"/>
          <table:table-cell table:number-columns-repeated="765"/>
          <table:table-cell table:style-name="ce342" table:number-columns-repeated="2"/>
          <table:table-cell/>
        </table:table-row>
        <table:table-row table:style-name="ro7">
          <table:covered-table-cell table:style-name="ce699"/>
          <table:covered-table-cell table:style-name="ce350"/>
          <table:table-cell table:style-name="ce654" office:value-type="string" calcext:value-type="string">
            <text:p>日付</text:p>
          </table:table-cell>
          <table:table-cell table:style-name="ce723" office:value-type="string" calcext:value-type="string">
            <text:p>ﾌﾟﾛﾌﾞﾚﾑ</text:p>
          </table:table-cell>
          <table:covered-table-cell table:style-name="ce735"/>
          <table:table-cell table:style-name="ce749" office:value-type="string" calcext:value-type="string">
            <text:p>00998810 患者 壱 ｶﾝｼﾞｬ ﾆ</text:p>
          </table:table-cell>
          <table:covered-table-cell table:style-name="ce762"/>
          <table:covered-table-cell table:style-name="ce749"/>
          <table:covered-table-cell table:style-name="ce762"/>
          <table:table-cell table:style-name="ce350" table:number-columns-repeated="1014"/>
          <table:table-cell/>
        </table:table-row>
        <table:table-row table:style-name="ro8">
          <table:table-cell table:style-name="ce350"/>
          <table:table-cell table:style-name="ce658" office:value-type="string" calcext:value-type="string">
            <text:p>#</text:p>
          </table:table-cell>
          <table:table-cell table:style-name="ce849" office:value-type="date" office:date-value="2018-08-12" calcext:value-type="date">
            <text:p>2018-08-12</text:p>
          </table:table-cell>
          <table:table-cell table:style-name="ce724" office:value-type="string" calcext:value-type="string">
            <text:p>入院</text:p>
          </table:table-cell>
          <table:table-cell table:style-name="ce736"/>
          <table:table-cell table:style-name="ce751"/>
          <table:table-cell table:style-name="ce763" office:value-type="string" calcext:value-type="string">
            <text:p>2018/5/25</text:p>
          </table:table-cell>
          <table:table-cell table:style-name="ce880" office:value-type="date" office:date-value="2018-08-30" calcext:value-type="date">
            <text:p>2018-8-30</text:p>
          </table:table-cell>
          <table:table-cell table:style-name="ce749"/>
          <table:table-cell table:style-name="ce350"/>
          <table:table-cell table:style-name="ce774"/>
          <table:table-cell table:style-name="ce350" table:number-columns-repeated="1012"/>
          <table:table-cell/>
        </table:table-row>
        <table:table-row table:style-name="ro2">
          <table:table-cell/>
          <table:table-cell table:style-name="ce658" office:value-type="string" calcext:value-type="string">
            <text:p>#</text:p>
          </table:table-cell>
          <table:table-cell table:style-name="ce849"/>
          <table:table-cell table:style-name="ce725" office:value-type="string" calcext:value-type="string">
            <text:p>入院時ECG</text:p>
          </table:table-cell>
          <table:table-cell table:style-name="ce737"/>
          <table:table-cell table:style-name="ce752"/>
          <table:table-cell table:style-name="ce763"/>
          <table:table-cell table:style-name="ce764"/>
          <table:table-cell table:style-name="ce342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49"/>
          <table:table-cell table:style-name="ce725" office:value-type="string" calcext:value-type="string">
            <text:p>面談記録</text:p>
          </table:table-cell>
          <table:table-cell table:style-name="ce737"/>
          <table:table-cell table:style-name="ce753" office:value-type="string" calcext:value-type="string">
            <text:p>未</text:p>
          </table:table-cell>
          <table:table-cell table:style-name="ce764" table:number-columns-repeated="2"/>
          <table:table-cell table:style-name="ce342"/>
          <table:table-cell table:style-name="ce672"/>
          <table:table-cell table:number-columns-repeated="1014"/>
        </table:table-row>
        <table:table-row table:style-name="ro2">
          <table:table-cell table:style-name="ce672"/>
          <table:table-cell table:style-name="ce840" office:value-type="string" calcext:value-type="string">
            <text:p>#</text:p>
          </table:table-cell>
          <table:table-cell table:style-name="ce851"/>
          <table:table-cell table:style-name="ce725" office:value-type="string" calcext:value-type="string">
            <text:p>心肺機能低下時</text:p>
          </table:table-cell>
          <table:table-cell table:style-name="ce725"/>
          <table:table-cell table:style-name="ce754" office:value-type="string" calcext:value-type="string">
            <text:p>説明未</text:p>
          </table:table-cell>
          <table:table-cell table:style-name="ce764" table:number-columns-repeated="2"/>
          <table:table-cell table:style-name="ce768"/>
          <table:table-cell table:style-name="ce672" table:number-columns-repeated="1014"/>
          <table:table-cell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52" office:value-type="string" calcext:value-type="string">
            <text:p>#</text:p>
          </table:table-cell>
          <table:table-cell table:style-name="ce725" office:value-type="string" calcext:value-type="string">
            <text:p>4F転床説明</text:p>
          </table:table-cell>
          <table:table-cell table:style-name="ce737"/>
          <table:table-cell table:style-name="ce753" office:value-type="string" calcext:value-type="string">
            <text:p>未</text:p>
          </table:table-cell>
          <table:table-cell table:style-name="ce763"/>
          <table:table-cell table:style-name="ce764"/>
          <table:table-cell table:style-name="ce769"/>
          <table:table-cell table:style-name="ce672"/>
          <table:table-cell table:number-columns-repeated="1014"/>
        </table:table-row>
        <table:table-row table:style-name="ro2">
          <table:table-cell/>
          <table:table-cell table:style-name="ce839"/>
          <table:table-cell table:style-name="ce853" office:value-type="date" office:date-value="2018-09-01" calcext:value-type="date">
            <text:p>2018-9-1</text:p>
          </table:table-cell>
          <table:table-cell table:style-name="ce725"/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 table:style-name="ce832"/>
          <table:table-cell table:style-name="ce843"/>
          <table:table-cell table:style-name="ce854" office:value-type="string" calcext:value-type="string">
            <text:p>#</text:p>
          </table:table-cell>
          <table:table-cell table:style-name="ce869" office:value-type="string" calcext:value-type="string">
            <text:p>#</text:p>
          </table:table-cell>
          <table:table-cell table:style-name="ce873"/>
          <table:table-cell table:style-name="ce875"/>
          <table:table-cell table:style-name="ce877" table:number-columns-repeated="2"/>
          <table:table-cell table:style-name="ce881"/>
          <table:table-cell table:style-name="ce832"/>
          <table:table-cell table:style-name="ce883"/>
          <table:table-cell table:style-name="ce832" table:number-columns-repeated="245"/>
          <table:table-cell table:style-name="ce885" table:number-columns-repeated="767"/>
          <table:table-cell table:style-name="ce888"/>
        </table:table-row>
        <table:table-row table:style-name="ro2">
          <table:table-cell table:style-name="ce836"/>
          <table:table-cell table:style-name="ce846"/>
          <table:table-cell table:style-name="ce855" office:value-type="date" office:date-value="2018-08-30" calcext:value-type="date">
            <text:p>2018-8-30</text:p>
          </table:table-cell>
          <table:table-cell table:style-name="ce872"/>
          <table:table-cell table:style-name="ce874"/>
          <table:table-cell table:style-name="ce876"/>
          <table:table-cell table:style-name="ce878" table:number-columns-repeated="2"/>
          <table:table-cell table:style-name="ce882"/>
          <table:table-cell table:style-name="ce836"/>
          <table:table-cell table:style-name="ce884"/>
          <table:table-cell table:style-name="ce836" table:number-columns-repeated="245"/>
          <table:table-cell table:style-name="ce886" table:number-columns-repeated="767"/>
          <table:table-cell table:style-name="ce882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56" office:value-type="date" office:date-value="2018-08-28" calcext:value-type="date">
            <text:p>2018-8</text:p>
          </table:table-cell>
          <table:table-cell table:style-name="ce725" office:value-type="string" calcext:value-type="string">
            <text:p>ｴｺｰ</text:p>
          </table:table-cell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49" office:value-type="string" calcext:value-type="string">
            <text:p>2016-2</text:p>
          </table:table-cell>
          <table:table-cell table:style-name="ce725"/>
          <table:table-cell table:style-name="ce737"/>
          <table:table-cell table:style-name="ce753" office:value-type="string" calcext:value-type="string">
            <text:p><text:s/>ｴｺｰ</text:p>
          </table:table-cell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49" office:value-type="date" office:date-value="2018-08-19" calcext:value-type="date">
            <text:p>2018-08-19</text:p>
          </table:table-cell>
          <table:table-cell table:style-name="ce725" office:value-type="string" calcext:value-type="string">
            <text:p>心エコー</text:p>
          </table:table-cell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49" office:value-type="date" office:date-value="2018-08-19" calcext:value-type="date">
            <text:p>2018-08-19</text:p>
          </table:table-cell>
          <table:table-cell table:style-name="ce725" office:value-type="string" calcext:value-type="string">
            <text:p>心エコー</text:p>
          </table:table-cell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/>
          <table:table-cell table:style-name="ce857" office:value-type="date" office:date-value="2018-08-30" calcext:value-type="date">
            <text:p>2018-8-30</text:p>
          </table:table-cell>
          <table:table-cell table:style-name="ce725"/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 table:style-name="ce838"/>
          <table:table-cell table:style-name="ce847"/>
          <table:table-cell table:style-name="ce858" office:value-type="date" office:date-value="2018-08-29" calcext:value-type="date">
            <text:p>2018-8-29</text:p>
          </table:table-cell>
          <table:table-cell table:style-name="ce725" table:number-columns-repeated="2"/>
          <table:table-cell table:style-name="ce729"/>
          <table:table-cell table:style-name="ce879" table:number-columns-repeated="3"/>
          <table:table-cell table:style-name="ce838"/>
          <table:table-cell table:style-name="ce672"/>
          <table:table-cell table:style-name="ce838" table:number-columns-repeated="245"/>
          <table:table-cell table:style-name="ce887" table:number-columns-repeated="767"/>
          <table:table-cell table:style-name="ce879"/>
        </table:table-row>
        <table:table-row table:style-name="ro2">
          <table:table-cell table:style-name="ce702" table:number-columns-repeated="2"/>
          <table:table-cell table:style-name="ce717" office:value-type="string" calcext:value-type="string">
            <text:p>本日の記事</text:p>
          </table:table-cell>
          <table:table-cell table:style-name="ce728"/>
          <table:table-cell table:style-name="ce742"/>
          <table:table-cell table:style-name="ce757" office:value-type="string" calcext:value-type="string">
            <text:p>****2018年9月2日(日)****</text:p>
          </table:table-cell>
          <table:table-cell table:style-name="ce765" table:number-columns-repeated="2"/>
          <table:table-cell table:style-name="ce757"/>
          <table:table-cell table:style-name="ce702" table:number-columns-repeated="1014"/>
          <table:table-cell/>
        </table:table-row>
        <table:table-row table:style-name="ro2">
          <table:table-cell table:number-columns-repeated="2"/>
          <table:table-cell table:style-name="ce859"/>
          <table:table-cell/>
          <table:table-cell table:style-name="ce748"/>
          <table:table-cell/>
          <table:table-cell table:style-name="ce34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63"/>
          <table:table-cell/>
          <table:table-cell table:style-name="ce748"/>
          <table:table-cell/>
          <table:table-cell table:style-name="ce34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863"/>
          <table:table-cell table:number-columns-repeated="3"/>
          <table:table-cell table:style-name="ce34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64"/>
          <table:table-cell table:number-columns-repeated="3"/>
          <table:table-cell table:style-name="ce342" table:number-columns-repeated="3"/>
          <table:table-cell table:style-name="ce350"/>
          <table:table-cell/>
          <table:table-cell table:style-name="ce672" table:number-columns-repeated="2"/>
          <table:table-cell table:number-columns-repeated="1011"/>
        </table:table-row>
        <table:table-row table:style-name="ro2">
          <table:table-cell table:style-name="ce703" table:number-columns-repeated="2"/>
          <table:table-cell table:style-name="ce720" office:value-type="string" calcext:value-type="string">
            <text:p>過去の問題ﾘｽﾄ</text:p>
          </table:table-cell>
          <table:table-cell table:style-name="ce730"/>
          <table:table-cell table:style-name="ce703"/>
          <table:table-cell table:style-name="ce759" table:number-columns-repeated="4"/>
          <table:table-cell table:style-name="ce703"/>
          <table:table-cell table:style-name="ce778"/>
          <table:table-cell table:style-name="ce703" table:number-columns-repeated="1012"/>
          <table:table-cell/>
        </table:table-row>
        <table:table-row table:style-name="ro2">
          <table:table-cell/>
          <table:table-cell table:style-name="ce706" office:value-type="string" calcext:value-type="string">
            <text:p>#</text:p>
          </table:table-cell>
          <table:table-cell table:style-name="ce721"/>
          <table:table-cell table:style-name="ce731" office:value-type="string" calcext:value-type="string">
            <text:p>ﾄﾗﾍﾙﾊﾟｰ確認</text:p>
          </table:table-cell>
          <table:table-cell table:style-name="ce737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/>
          <table:table-cell/>
          <table:table-cell table:style-name="ce672"/>
          <table:table-cell table:number-columns-repeated="1013"/>
        </table:table-row>
        <table:table-row table:style-name="ro9">
          <table:table-cell/>
          <table:table-cell table:style-name="ce706" office:value-type="string" calcext:value-type="string">
            <text:p>#</text:p>
          </table:table-cell>
          <table:table-cell table:style-name="ce721"/>
          <table:table-cell table:style-name="ce732" office:value-type="string" calcext:value-type="string">
            <text:p>CVﾎﾟｰﾄ,胃瘻説明</text:p>
          </table:table-cell>
          <table:table-cell table:style-name="ce737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 office:value-type="string" calcext:value-type="string">
            <text:p>未</text:p>
          </table:table-cell>
          <table:table-cell/>
          <table:table-cell table:style-name="ce672"/>
          <table:table-cell table:number-columns-repeated="1013"/>
        </table:table-row>
        <table:table-row table:style-name="ro2">
          <table:table-cell table:style-name="ce669" table:number-columns-repeated="2"/>
          <table:table-cell table:style-name="ce722" office:value-type="string" calcext:value-type="string">
            <text:p>過去の記事</text:p>
          </table:table-cell>
          <table:table-cell table:style-name="ce733"/>
          <table:table-cell table:style-name="ce669"/>
          <table:table-cell table:style-name="ce722" office:value-type="string" calcext:value-type="string">
            <text:p>問題ﾘｽﾄへ変換</text:p>
          </table:table-cell>
          <table:table-cell table:style-name="ce766" table:number-columns-repeated="2"/>
          <table:table-cell table:style-name="ce770"/>
          <table:table-cell table:style-name="ce669" table:number-columns-repeated="1014"/>
          <table:table-cell/>
        </table:table-row>
        <table:table-row table:style-name="ro2">
          <table:table-cell table:number-columns-repeated="6"/>
          <table:table-cell table:style-name="ce764" table:number-columns-repeated="2"/>
          <table:table-cell table:style-name="ce342"/>
          <table:table-cell table:number-columns-repeated="1015"/>
        </table:table-row>
        <table:table-row table:style-name="ro2">
          <table:table-cell table:number-columns-repeated="6"/>
          <table:table-cell table:style-name="ce767" table:number-columns-repeated="2"/>
          <table:table-cell table:style-name="ce34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4" table:number-columns-repeated="2"/>
          <table:table-cell table:style-name="ce34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785"/>
        <table:table-column table:style-name="co43" table:default-cell-style-name="ce792"/>
        <table:table-column table:style-name="co44" table:default-cell-style-name="ce785"/>
        <table:table-column table:style-name="co27" table:default-cell-style-name="ce785"/>
        <table:table-column table:style-name="co45" table:default-cell-style-name="ce785"/>
        <table:table-column table:style-name="co18" table:number-columns-repeated="111" table:default-cell-style-name="ce792"/>
        <table:table-column table:style-name="co18" table:default-cell-style-name="ce903"/>
        <table:table-column table:style-name="co18" table:number-columns-repeated="137" table:default-cell-style-name="ce792"/>
        <table:table-column table:style-name="co18" table:number-columns-repeated="766" table:default-cell-style-name="ce905"/>
        <table:table-row table:style-name="ro10">
          <table:table-cell table:style-name="ce655" office:value-type="string" calcext:value-type="string" table:number-columns-spanned="5" table:number-rows-spanned="1">
            <text:p>履歴</text:p>
          </table:table-cell>
          <table:covered-table-cell table:number-columns-repeated="4" table:style-name="ce783"/>
          <table:table-cell table:style-name="ce787" office:value-type="string" calcext:value-type="string">
            <text:p>一覧へ</text:p>
          </table:table-cell>
          <table:table-cell table:style-name="ce79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91" office:value-type="string" calcext:value-type="string">
            <text:p>8月</text:p>
          </table:table-cell>
          <table:table-cell table:style-name="ce891" table:number-columns-repeated="19"/>
          <table:table-cell table:style-name="ce891" office:value-type="string" calcext:value-type="string">
            <text:p>9月</text:p>
          </table:table-cell>
          <table:table-cell table:style-name="ce891"/>
          <table:table-cell table:style-name="ce900"/>
          <table:table-cell table:style-name="ce891" table:number-columns-repeated="27"/>
          <table:table-cell table:style-name="ce891" office:value-type="string" calcext:value-type="string">
            <text:p>10月</text:p>
          </table:table-cell>
          <table:table-cell table:style-name="ce891" table:number-columns-repeated="30"/>
          <table:table-cell table:style-name="ce891" office:value-type="string" calcext:value-type="string">
            <text:p>11月</text:p>
          </table:table-cell>
          <table:table-cell table:style-name="ce891" table:number-columns-repeated="933"/>
        </table:table-row>
        <table:table-row table:style-name="ro10">
          <table:table-cell table:style-name="ce783" office:value-type="string" calcext:value-type="string" table:number-columns-spanned="1" table:number-rows-spanned="3">
            <text:p>点滴</text:p>
          </table:table-cell>
          <table:table-cell table:style-name="ce783" office:value-type="string" calcext:value-type="string" table:number-columns-spanned="1" table:number-rows-spanned="3">
            <text:p>内服</text:p>
          </table:table-cell>
          <table:table-cell table:style-name="ce783" office:value-type="string" calcext:value-type="string" table:number-columns-spanned="1" table:number-rows-spanned="3">
            <text:p>その他</text:p>
          </table:table-cell>
          <table:table-cell table:style-name="ce783" office:value-type="string" calcext:value-type="string" table:number-columns-spanned="1" table:number-rows-spanned="3">
            <text:p>検査値</text:p>
          </table:table-cell>
          <table:table-cell table:style-name="ce783" office:value-type="string" calcext:value-type="string" table:number-columns-spanned="1" table:number-rows-spanned="3">
            <text:p>採用外</text:p>
          </table:table-cell>
          <table:table-cell table:style-name="ce788" office:value-type="string" calcext:value-type="string">
            <text:p>00998810 患者 壱 ｶﾝｼﾞｬ ﾆ</text:p>
          </table:table-cell>
          <table:table-cell table:style-name="ce795" office:value-type="string" calcext:value-type="string">
            <text:p>用法</text:p>
          </table:table-cell>
          <table:table-cell table:style-name="ce797" office:value-type="string" calcext:value-type="string">
            <text:p>回数</text:p>
          </table:table-cell>
          <table:table-cell table:style-name="ce798" office:value-type="string" calcext:value-type="string">
            <text:p>限定</text:p>
          </table:table-cell>
          <table:table-cell table:style-name="ce634" office:value-type="date" office:date-value="2018-08-12" calcext:value-type="date">
            <text:p>12</text:p>
          </table:table-cell>
          <table:table-cell table:style-name="ce358" office:value-type="date" office:date-value="2018-08-13" calcext:value-type="date">
            <text:p>13</text:p>
          </table:table-cell>
          <table:table-cell table:style-name="ce358" office:value-type="date" office:date-value="2018-08-14" calcext:value-type="date">
            <text:p>14</text:p>
          </table:table-cell>
          <table:table-cell table:style-name="ce358" office:value-type="date" office:date-value="2018-08-15" calcext:value-type="date">
            <text:p>15</text:p>
          </table:table-cell>
          <table:table-cell table:style-name="ce358" office:value-type="date" office:date-value="2018-08-16" calcext:value-type="date">
            <text:p>16</text:p>
          </table:table-cell>
          <table:table-cell table:style-name="ce627" office:value-type="date" office:date-value="2018-08-17" calcext:value-type="date">
            <text:p>17</text:p>
          </table:table-cell>
          <table:table-cell table:style-name="ce632" office:value-type="date" office:date-value="2018-08-18" calcext:value-type="date">
            <text:p>18</text:p>
          </table:table-cell>
          <table:table-cell table:style-name="ce634" office:value-type="date" office:date-value="2018-08-19" calcext:value-type="date">
            <text:p>19</text:p>
          </table:table-cell>
          <table:table-cell table:style-name="ce358" office:value-type="date" office:date-value="2018-08-20" calcext:value-type="date">
            <text:p>20</text:p>
          </table:table-cell>
          <table:table-cell table:style-name="ce358" office:value-type="date" office:date-value="2018-08-21" calcext:value-type="date">
            <text:p>21</text:p>
          </table:table-cell>
          <table:table-cell table:style-name="ce358" office:value-type="date" office:date-value="2018-08-22" calcext:value-type="date">
            <text:p>22</text:p>
          </table:table-cell>
          <table:table-cell table:style-name="ce358" office:value-type="date" office:date-value="2018-08-23" calcext:value-type="date">
            <text:p>23</text:p>
          </table:table-cell>
          <table:table-cell table:style-name="ce627" office:value-type="date" office:date-value="2018-08-24" calcext:value-type="date">
            <text:p>24</text:p>
          </table:table-cell>
          <table:table-cell table:style-name="ce632" office:value-type="date" office:date-value="2018-08-25" calcext:value-type="date">
            <text:p>25</text:p>
          </table:table-cell>
          <table:table-cell table:style-name="ce634" office:value-type="date" office:date-value="2018-08-26" calcext:value-type="date">
            <text:p>26</text:p>
          </table:table-cell>
          <table:table-cell table:style-name="ce358" office:value-type="date" office:date-value="2018-08-27" calcext:value-type="date">
            <text:p>27</text:p>
          </table:table-cell>
          <table:table-cell table:style-name="ce358" office:value-type="date" office:date-value="2018-08-28" calcext:value-type="date">
            <text:p>28</text:p>
          </table:table-cell>
          <table:table-cell table:style-name="ce358" office:value-type="date" office:date-value="2018-08-29" calcext:value-type="date">
            <text:p>29</text:p>
          </table:table-cell>
          <table:table-cell table:style-name="ce358" office:value-type="date" office:date-value="2018-08-30" calcext:value-type="date">
            <text:p>30</text:p>
          </table:table-cell>
          <table:table-cell table:style-name="ce627" office:value-type="date" office:date-value="2018-08-31" calcext:value-type="date">
            <text:p>31</text:p>
          </table:table-cell>
          <table:table-cell table:style-name="ce632" office:value-type="date" office:date-value="2018-09-01" calcext:value-type="date">
            <text:p>1</text:p>
          </table:table-cell>
          <table:table-cell table:style-name="ce634" office:value-type="date" office:date-value="2018-09-02" calcext:value-type="date">
            <text:p>2</text:p>
          </table:table-cell>
          <table:table-cell table:style-name="ce358" office:value-type="date" office:date-value="2018-09-03" calcext:value-type="date">
            <text:p>3</text:p>
          </table:table-cell>
          <table:table-cell table:style-name="ce358" office:value-type="date" office:date-value="2018-09-04" calcext:value-type="date">
            <text:p>4</text:p>
          </table:table-cell>
          <table:table-cell table:style-name="ce358" office:value-type="date" office:date-value="2018-09-05" calcext:value-type="date">
            <text:p>5</text:p>
          </table:table-cell>
          <table:table-cell table:style-name="ce358" office:value-type="date" office:date-value="2018-09-06" calcext:value-type="date">
            <text:p>6</text:p>
          </table:table-cell>
          <table:table-cell table:style-name="ce627" office:value-type="date" office:date-value="2018-09-07" calcext:value-type="date">
            <text:p>7</text:p>
          </table:table-cell>
          <table:table-cell table:style-name="ce632" office:value-type="date" office:date-value="2018-09-08" calcext:value-type="date">
            <text:p>8</text:p>
          </table:table-cell>
          <table:table-cell table:style-name="ce634" office:value-type="date" office:date-value="2018-09-09" calcext:value-type="date">
            <text:p>9</text:p>
          </table:table-cell>
          <table:table-cell table:style-name="ce358" office:value-type="date" office:date-value="2018-09-10" calcext:value-type="date">
            <text:p>10</text:p>
          </table:table-cell>
          <table:table-cell table:style-name="ce358" office:value-type="date" office:date-value="2018-09-11" calcext:value-type="date">
            <text:p>11</text:p>
          </table:table-cell>
          <table:table-cell table:style-name="ce358" office:value-type="date" office:date-value="2018-09-12" calcext:value-type="date">
            <text:p>12</text:p>
          </table:table-cell>
          <table:table-cell table:style-name="ce358" office:value-type="date" office:date-value="2018-09-13" calcext:value-type="date">
            <text:p>13</text:p>
          </table:table-cell>
          <table:table-cell table:style-name="ce627" office:value-type="date" office:date-value="2018-09-14" calcext:value-type="date">
            <text:p>14</text:p>
          </table:table-cell>
          <table:table-cell table:style-name="ce632" office:value-type="date" office:date-value="2018-09-15" calcext:value-type="date">
            <text:p>15</text:p>
          </table:table-cell>
          <table:table-cell table:style-name="ce634" office:value-type="date" office:date-value="2018-09-16" calcext:value-type="date">
            <text:p>16</text:p>
          </table:table-cell>
          <table:table-cell table:style-name="ce649" office:value-type="date" office:date-value="2018-09-17" calcext:value-type="date">
            <text:p>17</text:p>
          </table:table-cell>
          <table:table-cell table:style-name="ce358" office:value-type="date" office:date-value="2018-09-18" calcext:value-type="date">
            <text:p>18</text:p>
          </table:table-cell>
          <table:table-cell table:style-name="ce358" office:value-type="date" office:date-value="2018-09-19" calcext:value-type="date">
            <text:p>19</text:p>
          </table:table-cell>
          <table:table-cell table:style-name="ce358" office:value-type="date" office:date-value="2018-09-20" calcext:value-type="date">
            <text:p>20</text:p>
          </table:table-cell>
          <table:table-cell table:style-name="ce627" office:value-type="date" office:date-value="2018-09-21" calcext:value-type="date">
            <text:p>21</text:p>
          </table:table-cell>
          <table:table-cell table:style-name="ce632" office:value-type="date" office:date-value="2018-09-22" calcext:value-type="date">
            <text:p>22</text:p>
          </table:table-cell>
          <table:table-cell table:style-name="ce634" office:value-type="date" office:date-value="2018-09-23" calcext:value-type="date">
            <text:p>23</text:p>
          </table:table-cell>
          <table:table-cell table:style-name="ce649" office:value-type="date" office:date-value="2018-09-24" calcext:value-type="date">
            <text:p>24</text:p>
          </table:table-cell>
          <table:table-cell table:style-name="ce358" office:value-type="date" office:date-value="2018-09-25" calcext:value-type="date">
            <text:p>25</text:p>
          </table:table-cell>
          <table:table-cell table:style-name="ce358" office:value-type="date" office:date-value="2018-09-26" calcext:value-type="date">
            <text:p>26</text:p>
          </table:table-cell>
          <table:table-cell table:style-name="ce358" office:value-type="date" office:date-value="2018-09-27" calcext:value-type="date">
            <text:p>27</text:p>
          </table:table-cell>
          <table:table-cell table:style-name="ce627" office:value-type="date" office:date-value="2018-09-28" calcext:value-type="date">
            <text:p>28</text:p>
          </table:table-cell>
          <table:table-cell table:style-name="ce632" office:value-type="date" office:date-value="2018-09-29" calcext:value-type="date">
            <text:p>29</text:p>
          </table:table-cell>
          <table:table-cell table:style-name="ce634" office:value-type="date" office:date-value="2018-09-30" calcext:value-type="date">
            <text:p>30</text:p>
          </table:table-cell>
          <table:table-cell table:style-name="ce358" office:value-type="date" office:date-value="2018-10-01" calcext:value-type="date">
            <text:p>1</text:p>
          </table:table-cell>
          <table:table-cell table:style-name="ce358" office:value-type="date" office:date-value="2018-10-02" calcext:value-type="date">
            <text:p>2</text:p>
          </table:table-cell>
          <table:table-cell table:style-name="ce358" office:value-type="date" office:date-value="2018-10-03" calcext:value-type="date">
            <text:p>3</text:p>
          </table:table-cell>
          <table:table-cell table:style-name="ce358" office:value-type="date" office:date-value="2018-10-04" calcext:value-type="date">
            <text:p>4</text:p>
          </table:table-cell>
          <table:table-cell table:style-name="ce627" office:value-type="date" office:date-value="2018-10-05" calcext:value-type="date">
            <text:p>5</text:p>
          </table:table-cell>
          <table:table-cell table:style-name="ce632" office:value-type="date" office:date-value="2018-10-06" calcext:value-type="date">
            <text:p>6</text:p>
          </table:table-cell>
          <table:table-cell table:style-name="ce634" office:value-type="date" office:date-value="2018-10-07" calcext:value-type="date">
            <text:p>7</text:p>
          </table:table-cell>
          <table:table-cell table:style-name="ce649" office:value-type="date" office:date-value="2018-10-08" calcext:value-type="date">
            <text:p>8</text:p>
          </table:table-cell>
          <table:table-cell table:style-name="ce358" office:value-type="date" office:date-value="2018-10-09" calcext:value-type="date">
            <text:p>9</text:p>
          </table:table-cell>
          <table:table-cell table:style-name="ce358" office:value-type="date" office:date-value="2018-10-10" calcext:value-type="date">
            <text:p>10</text:p>
          </table:table-cell>
          <table:table-cell table:style-name="ce358" office:value-type="date" office:date-value="2018-10-11" calcext:value-type="date">
            <text:p>11</text:p>
          </table:table-cell>
          <table:table-cell table:style-name="ce627" office:value-type="date" office:date-value="2018-10-12" calcext:value-type="date">
            <text:p>12</text:p>
          </table:table-cell>
          <table:table-cell table:style-name="ce632" office:value-type="date" office:date-value="2018-10-13" calcext:value-type="date">
            <text:p>13</text:p>
          </table:table-cell>
          <table:table-cell table:style-name="ce634" office:value-type="date" office:date-value="2018-10-14" calcext:value-type="date">
            <text:p>14</text:p>
          </table:table-cell>
          <table:table-cell table:style-name="ce358" office:value-type="date" office:date-value="2018-10-15" calcext:value-type="date">
            <text:p>15</text:p>
          </table:table-cell>
          <table:table-cell table:style-name="ce358" office:value-type="date" office:date-value="2018-10-16" calcext:value-type="date">
            <text:p>16</text:p>
          </table:table-cell>
          <table:table-cell table:style-name="ce358" office:value-type="date" office:date-value="2018-10-17" calcext:value-type="date">
            <text:p>17</text:p>
          </table:table-cell>
          <table:table-cell table:style-name="ce358" office:value-type="date" office:date-value="2018-10-18" calcext:value-type="date">
            <text:p>18</text:p>
          </table:table-cell>
          <table:table-cell table:style-name="ce627" office:value-type="date" office:date-value="2018-10-19" calcext:value-type="date">
            <text:p>19</text:p>
          </table:table-cell>
          <table:table-cell table:style-name="ce632" office:value-type="date" office:date-value="2018-10-20" calcext:value-type="date">
            <text:p>20</text:p>
          </table:table-cell>
          <table:table-cell table:style-name="ce634" office:value-type="date" office:date-value="2018-10-21" calcext:value-type="date">
            <text:p>21</text:p>
          </table:table-cell>
          <table:table-cell table:style-name="ce358" office:value-type="date" office:date-value="2018-10-22" calcext:value-type="date">
            <text:p>22</text:p>
          </table:table-cell>
          <table:table-cell table:style-name="ce358" office:value-type="date" office:date-value="2018-10-23" calcext:value-type="date">
            <text:p>23</text:p>
          </table:table-cell>
          <table:table-cell table:style-name="ce358" office:value-type="date" office:date-value="2018-10-24" calcext:value-type="date">
            <text:p>24</text:p>
          </table:table-cell>
          <table:table-cell table:style-name="ce358" office:value-type="date" office:date-value="2018-10-25" calcext:value-type="date">
            <text:p>25</text:p>
          </table:table-cell>
          <table:table-cell table:style-name="ce627" office:value-type="date" office:date-value="2018-10-26" calcext:value-type="date">
            <text:p>26</text:p>
          </table:table-cell>
          <table:table-cell table:style-name="ce632" office:value-type="date" office:date-value="2018-10-27" calcext:value-type="date">
            <text:p>27</text:p>
          </table:table-cell>
          <table:table-cell table:style-name="ce634" office:value-type="date" office:date-value="2018-10-28" calcext:value-type="date">
            <text:p>28</text:p>
          </table:table-cell>
          <table:table-cell table:style-name="ce358" office:value-type="date" office:date-value="2018-10-29" calcext:value-type="date">
            <text:p>29</text:p>
          </table:table-cell>
          <table:table-cell table:style-name="ce358" office:value-type="date" office:date-value="2018-10-30" calcext:value-type="date">
            <text:p>30</text:p>
          </table:table-cell>
          <table:table-cell table:style-name="ce358" office:value-type="date" office:date-value="2018-10-31" calcext:value-type="date">
            <text:p>31</text:p>
          </table:table-cell>
          <table:table-cell table:style-name="ce358" office:value-type="date" office:date-value="2018-11-01" calcext:value-type="date">
            <text:p>1</text:p>
          </table:table-cell>
          <table:table-cell table:style-name="ce627" office:value-type="date" office:date-value="2018-11-02" calcext:value-type="date">
            <text:p>2</text:p>
          </table:table-cell>
          <table:table-cell table:style-name="ce901" office:value-type="date" office:date-value="2018-11-03" calcext:value-type="date">
            <text:p>3</text:p>
          </table:table-cell>
          <table:table-cell table:style-name="ce634" office:value-type="date" office:date-value="2018-11-04" calcext:value-type="date">
            <text:p>4</text:p>
          </table:table-cell>
          <table:table-cell table:style-name="ce358" office:value-type="date" office:date-value="2018-11-05" calcext:value-type="date">
            <text:p>5</text:p>
          </table:table-cell>
          <table:table-cell table:style-name="ce358" office:value-type="date" office:date-value="2018-11-06" calcext:value-type="date">
            <text:p>6</text:p>
          </table:table-cell>
          <table:table-cell table:style-name="ce358" office:value-type="date" office:date-value="2018-11-07" calcext:value-type="date">
            <text:p>7</text:p>
          </table:table-cell>
          <table:table-cell table:style-name="ce358" office:value-type="date" office:date-value="2018-11-08" calcext:value-type="date">
            <text:p>8</text:p>
          </table:table-cell>
          <table:table-cell table:style-name="ce627" office:value-type="date" office:date-value="2018-11-09" calcext:value-type="date">
            <text:p>9</text:p>
          </table:table-cell>
          <table:table-cell table:style-name="ce632" office:value-type="date" office:date-value="2018-11-10" calcext:value-type="date">
            <text:p>10</text:p>
          </table:table-cell>
          <table:table-cell table:style-name="ce634" office:value-type="date" office:date-value="2018-11-11" calcext:value-type="date">
            <text:p>11</text:p>
          </table:table-cell>
          <table:table-cell table:style-name="ce358" office:value-type="date" office:date-value="2018-11-12" calcext:value-type="date">
            <text:p>12</text:p>
          </table:table-cell>
          <table:table-cell table:style-name="ce358" office:value-type="date" office:date-value="2018-11-13" calcext:value-type="date">
            <text:p>13</text:p>
          </table:table-cell>
          <table:table-cell table:style-name="ce358" office:value-type="date" office:date-value="2018-11-14" calcext:value-type="date">
            <text:p>14</text:p>
          </table:table-cell>
          <table:table-cell table:style-name="ce358" office:value-type="date" office:date-value="2018-11-15" calcext:value-type="date">
            <text:p>15</text:p>
          </table:table-cell>
          <table:table-cell table:style-name="ce627" office:value-type="date" office:date-value="2018-11-16" calcext:value-type="date">
            <text:p>16</text:p>
          </table:table-cell>
          <table:table-cell table:style-name="ce632" office:value-type="date" office:date-value="2018-11-17" calcext:value-type="date">
            <text:p>17</text:p>
          </table:table-cell>
          <table:table-cell table:style-name="ce634" office:value-type="date" office:date-value="2018-11-18" calcext:value-type="date">
            <text:p>18</text:p>
          </table:table-cell>
          <table:table-cell table:style-name="ce358" office:value-type="date" office:date-value="2018-11-19" calcext:value-type="date">
            <text:p>19</text:p>
          </table:table-cell>
          <table:table-cell table:style-name="ce342" table:number-columns-repeated="915"/>
        </table:table-row>
        <table:table-row table:style-name="ro10">
          <table:covered-table-cell table:number-columns-repeated="5" table:style-name="ce783"/>
          <table:table-cell table:style-name="ce789" office:value-type="string" calcext:value-type="string">
            <text:p>薬品順</text:p>
          </table:table-cell>
          <table:table-cell table:style-name="ce790" office:value-type="string" calcext:value-type="string" table:number-columns-spanned="2" table:number-rows-spanned="1">
            <text:p>検血</text:p>
          </table:table-cell>
          <table:covered-table-cell table:style-name="ce790"/>
          <table:table-cell table:style-name="ce799" office:value-type="string" calcext:value-type="string">
            <text:p>透析</text:p>
          </table:table-cell>
          <table:table-cell table:style-name="ce803" office:value-type="string" calcext:value-type="string">
            <text:p>○</text:p>
          </table:table-cell>
          <table:table-cell table:style-name="ce806" table:number-columns-repeated="2"/>
          <table:table-cell table:style-name="ce798"/>
          <table:table-cell table:style-name="ce803" office:value-type="string" calcext:value-type="string">
            <text:p>○</text:p>
          </table:table-cell>
          <table:table-cell table:style-name="ce806" table:number-columns-repeated="2"/>
          <table:table-cell table:style-name="ce798"/>
          <table:table-cell table:style-name="ce806" table:number-columns-repeated="103"/>
          <table:table-cell table:style-name="ce798"/>
          <table:table-cell table:style-name="ce806" table:number-columns-repeated="903"/>
        </table:table-row>
        <table:table-row table:style-name="ro10">
          <table:covered-table-cell table:number-columns-repeated="5" table:style-name="ce783"/>
          <table:table-cell table:style-name="ce790" office:value-type="string" calcext:value-type="string">
            <text:p>クリップボードから薬品名抽出</text:p>
          </table:table-cell>
          <table:table-cell table:style-name="ce789" office:value-type="string" calcext:value-type="string" table:number-columns-spanned="2" table:number-rows-spanned="1">
            <text:p>画像・処置</text:p>
          </table:table-cell>
          <table:covered-table-cell table:style-name="ce789"/>
          <table:table-cell table:style-name="ce800" office:value-type="string" calcext:value-type="string">
            <text:p>月水金</text:p>
          </table:table-cell>
          <table:table-cell table:style-name="ce892" office:value-type="string" calcext:value-type="string">
            <text:p>胸Xp</text:p>
          </table:table-cell>
          <table:table-cell table:style-name="ce894" table:number-columns-repeated="2"/>
          <table:table-cell table:style-name="ce895"/>
          <table:table-cell table:number-columns-repeated="2" table:style-name="ce896" office:value-type="string" calcext:value-type="string">
            <text:p>Xp</text:p>
          </table:table-cell>
          <table:table-cell table:style-name="ce897"/>
          <table:table-cell table:style-name="ce894" table:number-columns-repeated="2"/>
          <table:table-cell table:style-name="ce892" office:value-type="string" calcext:value-type="string">
            <text:p>胃ｶ</text:p>
          </table:table-cell>
          <table:table-cell table:style-name="ce898" table:number-columns-repeated="2"/>
          <table:table-cell table:style-name="ce894"/>
          <table:table-cell table:style-name="ce899"/>
          <table:table-cell table:style-name="ce898"/>
          <table:table-cell table:style-name="ce899" table:number-columns-repeated="96"/>
          <table:table-cell table:style-name="ce902"/>
          <table:table-cell table:style-name="ce899" table:number-columns-repeated="105"/>
          <table:table-cell table:style-name="ce894" table:number-columns-repeated="15"/>
          <table:table-cell table:style-name="ce899" table:number-columns-repeated="783"/>
        </table:table-row>
        <table:table-row table:style-name="ro10">
          <table:table-cell table:style-name="ce889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5"/>
          <table:table-cell table:style-name="ce916" table:number-columns-repeated="3"/>
          <table:table-cell table:style-name="ce903" office:value-type="string" calcext:value-type="string">
            <text:p>止</text:p>
          </table:table-cell>
          <table:table-cell table:style-name="ce897" table:number-columns-repeated="5"/>
          <table:table-cell table:number-columns-repeated="1003"/>
        </table:table-row>
        <table:table-row table:style-name="ro10">
          <table:table-cell table:style-name="ce889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7"/>
          <table:table-cell table:style-name="ce915" table:number-columns-repeated="4"/>
          <table:table-cell table:style-name="ce903" office:value-type="string" calcext:value-type="string">
            <text:p>止</text:p>
          </table:table-cell>
          <table:table-cell table:style-name="ce897" table:number-columns-repeated="1004"/>
        </table:table-row>
        <table:table-row table:style-name="ro10">
          <table:table-cell table:style-name="ce889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6"/>
          <table:table-cell table:style-name="ce916" table:number-columns-repeated="7"/>
          <table:table-cell office:value-type="string" calcext:value-type="string">
            <text:p>止</text:p>
          </table:table-cell>
          <table:table-cell table:style-name="ce897" table:number-columns-repeated="1003"/>
        </table:table-row>
        <table:table-row table:style-name="ro10">
          <table:table-cell table:style-name="ce784" table:number-columns-repeated="5"/>
          <table:table-cell table:style-name="ce791" office:value-type="string" calcext:value-type="string">
            <text:p>黒</text:p>
          </table:table-cell>
          <table:table-cell table:style-name="ce796" table:number-columns-repeated="3"/>
          <table:table-cell table:style-name="ce893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8"/>
          <table:table-cell table:style-name="ce916" table:number-columns-repeated="2"/>
          <table:table-cell office:value-type="string" calcext:value-type="string">
            <text:p>止</text:p>
          </table:table-cell>
          <table:table-cell table:number-columns-repeated="1006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4"/>
          <table:table-cell table:style-name="ce897" table:number-columns-repeated="2"/>
          <table:table-cell table:number-columns-repeated="3"/>
          <table:table-cell table:style-name="ce916" table:number-columns-repeated="7"/>
          <table:table-cell office:value-type="string" calcext:value-type="string">
            <text:p>止</text:p>
          </table:table-cell>
          <table:table-cell table:number-columns-repeated="1000"/>
        </table:table-row>
        <table:table-row table:style-name="ro10" table:number-rows-repeated="1048090">
          <table:table-cell table:number-columns-repeated="1024"/>
        </table:table-row>
        <table:table-row table:style-name="ro11" table:number-rows-repeated="47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1" table:number-columns-repeated="2" table:default-cell-style-name="Default"/>
        <table:table-row table:style-name="ro14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4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4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  <table:table-row table:style-name="ro14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4">
          <table:table-cell office:value-type="string" calcext:value-type="string">
            <text:p>dialogstate_点滴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</table:table>
      <table:named-expressions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処方" table:base-cell-address="$__config__.$B$6" table:cell-range-address="$__config__.$B$6"/>
        <table:named-range table:name="dialogstate_日付入力" table:base-cell-address="$__config__.$B$5" table:cell-range-address="$__config__.$B$5"/>
        <table:named-range table:name="dialogstate_点滴" table:base-cell-address="$__config__.$B$8" table:cell-range-address="$__config__.$B$8"/>
        <table:named-range table:name="GridDatarows_入院時ECG" table:base-cell-address="$__config__.$B$2" table:cell-range-address="$__config__.$B$2"/>
        <table:named-range table:name="GridDatarows_処方" table:base-cell-address="$__config__.$B$7" table:cell-range-address="$__config__.$B$7"/>
        <table:named-range table:name="GridDatarows_点滴" table:base-cell-address="$__config__.$B$3" table:cell-range-address="$__config__.$B$3"/>
      </table:named-expressions>
      <table:database-ranges>
        <table:database-range table:name="__Anonymous_Sheet_DB__6" table:target-range-address="00998810経.A5:00998810経.AM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00/00/00</text:date>, <text:time style:data-style-name="N2" text:time-value="00:15:35.17174317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3T00:16:15.949061169</dc:date>
    <meta:editing-duration>P9DT22H59M14S</meta:editing-duration>
    <meta:editing-cycles>1262</meta:editing-cycles>
    <meta:generator>LibreOffice/5.4.1.2$Linux_x86 LibreOffice_project/ea7cb86e6eeb2bf3a5af73a8f7777ac570321527</meta:generator>
    <meta:document-statistic meta:table-count="8" meta:cell-count="1621" meta:object-count="0"/>
  </office:meta>
</office:document-meta>
</file>